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1.506cm"/>
    </style:style>
    <style:style style:name="co30" style:family="table-column">
      <style:table-column-properties fo:break-before="auto" style:column-width="2.776cm"/>
    </style:style>
    <style:style style:name="co31" style:family="table-column">
      <style:table-column-properties fo:break-before="auto" style:column-width="2.94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3.685cm"/>
    </style:style>
    <style:style style:name="co34" style:family="table-column">
      <style:table-column-properties fo:break-before="auto" style:column-width="2.669cm"/>
    </style:style>
    <style:style style:name="co35" style:family="table-column">
      <style:table-column-properties fo:break-before="auto" style:column-width="2.586cm"/>
    </style:style>
    <style:style style:name="co36" style:family="table-column">
      <style:table-column-properties fo:break-before="auto" style:column-width="2.722cm"/>
    </style:style>
    <style:style style:name="co37" style:family="table-column">
      <style:table-column-properties fo:break-before="auto" style:column-width="3.295cm"/>
    </style:style>
    <style:style style:name="co38" style:family="table-column">
      <style:table-column-properties fo:break-before="auto" style:column-width="3.79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cccccc"/>
      <style:text-properties fo:color="#000000"/>
    </style:style>
    <style:style style:name="ce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0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2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2">
      <style:text-properties fo:font-weight="bold" style:font-weight-asian="bold" style:font-weight-complex="bold"/>
    </style:style>
    <style:style style:name="ce55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</text:p>
          </table:table-cell>
          <table:table-cell table:style-name="ce23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</text:p>
          </table:table-cell>
          <table:table-cell table:style-name="ce23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7</text:p>
          </table:table-cell>
          <table:table-cell table:style-name="ce23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</text:p>
          </table:table-cell>
          <table:table-cell table:style-name="ce23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7</text:p>
          </table:table-cell>
          <table:table-cell table:style-name="ce23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</text:p>
          </table:table-cell>
          <table:table-cell table:style-name="ce23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</text:p>
          </table:table-cell>
          <table:table-cell table:style-name="ce23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</text:p>
          </table:table-cell>
          <table:table-cell table:style-name="ce23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</text:p>
          </table:table-cell>
          <table:table-cell table:style-name="ce23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</text:p>
          </table:table-cell>
          <table:table-cell table:style-name="ce23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</text:p>
          </table:table-cell>
          <table:table-cell table:style-name="ce23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</text:p>
          </table:table-cell>
          <table:table-cell table:style-name="ce23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7</text:p>
          </table:table-cell>
          <table:table-cell table:style-name="ce23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</text:p>
          </table:table-cell>
          <table:table-cell table:style-name="ce23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</text:p>
          </table:table-cell>
          <table:table-cell table:style-name="ce23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7</text:p>
          </table:table-cell>
          <table:table-cell table:style-name="ce23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</text:p>
          </table:table-cell>
          <table:table-cell table:style-name="ce23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</text:p>
          </table:table-cell>
          <table:table-cell table:style-name="ce23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</text:p>
          </table:table-cell>
          <table:table-cell table:style-name="ce23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</text:p>
          </table:table-cell>
          <table:table-cell table:style-name="ce24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8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64913332">
            <text:p>0,06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6861839">
            <text:p>0,006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193918">
            <text:p>0,003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3034946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4413613">
            <text:p>0,004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830862854">
            <text:p>0,83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326478">
            <text:p>0,00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082345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27">
            <text:p>127</text:p>
          </table:table-cell>
          <table:table-cell table:style-name="ce10" office:value-type="float" office:value="0.00186945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831397078">
            <text:p>0,83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10" office:value-type="float" office:value="0.004902792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498872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9">
            <text:p>89</text:p>
          </table:table-cell>
          <table:table-cell table:style-name="ce10" office:value-type="float" office:value="0.00113736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5172753">
            <text:p>0,005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10" office:value-type="float" office:value="0.013804913">
            <text:p>0,013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923071681">
            <text:p>0,92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7">
            <text:p>137</text:p>
          </table:table-cell>
          <table:table-cell table:style-name="ce10" office:value-type="float" office:value="0.002582002">
            <text:p>0,002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73382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490058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139">
            <text:p>139</text:p>
          </table:table-cell>
          <table:table-cell table:style-name="ce10" office:value-type="float" office:value="0.039002772">
            <text:p>0,03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3511972">
            <text:p>0,003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823208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0578523">
            <text:p>0,02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127683">
            <text:p>0,001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11" office:value-type="float" office:value="0.885684107">
            <text:p>0,8857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119">
            <text:p>1119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082241662">
            <text:p>0,08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6507314">
            <text:p>0,006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2851535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3129138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40655">
            <text:p>0,004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889">
            <text:p>30889</text:p>
          </table:table-cell>
          <table:table-cell table:style-name="ce7" office:value-type="float" office:value="143">
            <text:p>143</text:p>
          </table:table-cell>
          <table:table-cell table:style-name="ce10" office:value-type="float" office:value="0.884236263">
            <text:p>0,88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10" office:value-type="float" office:value="0.001217176">
            <text:p>0,001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0105795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17316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289216512">
            <text:p>1,28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584595">
            <text:p>0,004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1521329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94">
            <text:p>94</text:p>
          </table:table-cell>
          <table:table-cell table:style-name="ce10" office:value-type="float" office:value="0.00113560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10" office:value-type="float" office:value="0.004460981">
            <text:p>0,004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2672809">
            <text:p>0,002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496723">
            <text:p>1,496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10" office:value-type="float" office:value="0.002243833">
            <text:p>0,0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0792477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577655">
            <text:p>0,001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1834794">
            <text:p>0,02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2842424">
            <text:p>0,002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874998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21990959">
            <text:p>0,022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201437">
            <text:p>0,0012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0">
            <text:p>130</text:p>
          </table:table-cell>
          <table:table-cell table:style-name="ce11" office:value-type="float" office:value="1.287136005">
            <text:p>1,2871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1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56036646">
            <text:p>0,056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0.012880066">
            <text:p>0,01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387462">
            <text:p>0,00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05770171">
            <text:p>0,005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4164513">
            <text:p>0,00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743423147">
            <text:p>0,74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10" office:value-type="float" office:value="0.001389895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10" office:value-type="float" office:value="0.001109251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35">
            <text:p>135</text:p>
          </table:table-cell>
          <table:table-cell table:style-name="ce10" office:value-type="float" office:value="0.00190976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07818231">
            <text:p>0,907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10" office:value-type="float" office:value="0.004888218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1441603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0110071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10" office:value-type="float" office:value="0.004998271">
            <text:p>0,005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264703">
            <text:p>0,003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80264162">
            <text:p>0,98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024352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94096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1469335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19033909">
            <text:p>0,01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2916918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654812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18130999">
            <text:p>0,018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101466">
            <text:p>0,001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8">
            <text:p>138</text:p>
          </table:table-cell>
          <table:table-cell table:style-name="ce11" office:value-type="float" office:value="0.964542313">
            <text:p>0,9645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1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1063">
            <text:p>1063,00</text:p>
          </table:table-cell>
          <table:table-cell table:style-name="ce23" table:formula="of:=([.E3]+[.E31]+[.E59])/3" office:value-type="float" office:value="122">
            <text:p>122,00</text:p>
          </table:table-cell>
          <table:table-cell table:style-name="ce10" table:formula="of:=([.F3]+[.F31]+[.F59])/3" office:value-type="float" office:value="0.0677305466666667">
            <text:p>0,067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80">
            <text:p>80,00</text:p>
          </table:table-cell>
          <table:table-cell table:style-name="ce23" table:formula="of:=([.E4]+[.E32]+[.E60])/3" office:value-type="float" office:value="115">
            <text:p>115,00</text:p>
          </table:table-cell>
          <table:table-cell table:style-name="ce10" table:formula="of:=([.F4]+[.F32]+[.F60])/3" office:value-type="float" office:value="0.00874973966666667">
            <text:p>0,008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120.666666666667">
            <text:p>120,67</text:p>
          </table:table-cell>
          <table:table-cell table:style-name="ce10" table:formula="of:=([.F5]+[.F33]+[.F61])/3" office:value-type="float" office:value="0.003144305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6.3333333333333">
            <text:p>26,33</text:p>
          </table:table-cell>
          <table:table-cell table:style-name="ce23" table:formula="of:=([.E6]+[.E34]+[.E62])/3" office:value-type="float" office:value="103.666666666667">
            <text:p>103,67</text:p>
          </table:table-cell>
          <table:table-cell table:style-name="ce10" table:formula="of:=([.F6]+[.F34]+[.F62])/3" office:value-type="float" office:value="0.003978085">
            <text:p>0,004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7.3333333333333">
            <text:p>37,33</text:p>
          </table:table-cell>
          <table:table-cell table:style-name="ce23" table:formula="of:=([.E7]+[.E35]+[.E63])/3" office:value-type="float" office:value="122.666666666667">
            <text:p>122,67</text:p>
          </table:table-cell>
          <table:table-cell table:style-name="ce10" table:formula="of:=([.F7]+[.F35]+[.F63])/3" office:value-type="float" office:value="0.004214542">
            <text:p>0,00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31154.3333333333">
            <text:p>31154,33</text:p>
          </table:table-cell>
          <table:table-cell table:style-name="ce23" table:formula="of:=([.E8]+[.E36]+[.E64])/3" office:value-type="float" office:value="136">
            <text:p>136,00</text:p>
          </table:table-cell>
          <table:table-cell table:style-name="ce10" table:formula="of:=([.F8]+[.F36]+[.F64])/3" office:value-type="float" office:value="0.819507421333333">
            <text:p>0,819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72.6666666666667">
            <text:p>72,67</text:p>
          </table:table-cell>
          <table:table-cell table:style-name="ce23" table:formula="of:=([.E9]+[.E37]+[.E65])/3" office:value-type="float" office:value="54.6666666666667">
            <text:p>54,67</text:p>
          </table:table-cell>
          <table:table-cell table:style-name="ce10" table:formula="of:=([.F9]+[.F37]+[.F65])/3" office:value-type="float" office:value="0.001311183">
            <text:p>0,00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94.6666666666667">
            <text:p>94,67</text:p>
          </table:table-cell>
          <table:table-cell table:style-name="ce10" table:formula="of:=([.F10]+[.F38]+[.F66])/3" office:value-type="float" office:value="0.00108318266666667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44">
            <text:p>44,00</text:p>
          </table:table-cell>
          <table:table-cell table:style-name="ce23" table:formula="of:=([.E11]+[.E39]+[.E67])/3" office:value-type="float" office:value="127.333333333333">
            <text:p>127,33</text:p>
          </table:table-cell>
          <table:table-cell table:style-name="ce10" table:formula="of:=([.F11]+[.F39]+[.F67])/3" office:value-type="float" office:value="0.00183693666666667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33782.3333333333">
            <text:p>33782,33</text:p>
          </table:table-cell>
          <table:table-cell table:style-name="ce23" table:formula="of:=([.E12]+[.E40]+[.E68])/3" office:value-type="float" office:value="125">
            <text:p>125,00</text:p>
          </table:table-cell>
          <table:table-cell table:style-name="ce10" table:formula="of:=([.F12]+[.F40]+[.F68])/3" office:value-type="float" office:value="1.00947727366667">
            <text:p>1,009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301.333333333333">
            <text:p>301,33</text:p>
          </table:table-cell>
          <table:table-cell table:style-name="ce23" table:formula="of:=([.E13]+[.E41]+[.E69])/3" office:value-type="float" office:value="118">
            <text:p>118,00</text:p>
          </table:table-cell>
          <table:table-cell table:style-name="ce10" table:formula="of:=([.F13]+[.F41]+[.F69])/3" office:value-type="float" office:value="0.00479186833333333">
            <text:p>0,004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4">
            <text:p>34,00</text:p>
          </table:table-cell>
          <table:table-cell table:style-name="ce23" table:formula="of:=([.E14]+[.E42]+[.E70])/3" office:value-type="float" office:value="121.333333333333">
            <text:p>121,33</text:p>
          </table:table-cell>
          <table:table-cell table:style-name="ce10" table:formula="of:=([.F14]+[.F42]+[.F70])/3" office:value-type="float" office:value="0.001487268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40">
            <text:p>40,00</text:p>
          </table:table-cell>
          <table:table-cell table:style-name="ce23" table:formula="of:=([.E15]+[.E43]+[.E71])/3" office:value-type="float" office:value="93">
            <text:p>93,00</text:p>
          </table:table-cell>
          <table:table-cell table:style-name="ce10" table:formula="of:=([.F15]+[.F43]+[.F71])/3" office:value-type="float" office:value="0.001124558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166.333333333333">
            <text:p>166,33</text:p>
          </table:table-cell>
          <table:table-cell table:style-name="ce23" table:formula="of:=([.E16]+[.E44]+[.E72])/3" office:value-type="float" office:value="108.666666666667">
            <text:p>108,67</text:p>
          </table:table-cell>
          <table:table-cell table:style-name="ce10" table:formula="of:=([.F16]+[.F44]+[.F72])/3" office:value-type="float" office:value="0.004877335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126">
            <text:p>126,00</text:p>
          </table:table-cell>
          <table:table-cell table:style-name="ce23" table:formula="of:=([.E17]+[.E45]+[.E73])/3" office:value-type="float" office:value="109">
            <text:p>109,00</text:p>
          </table:table-cell>
          <table:table-cell table:style-name="ce10" table:formula="of:=([.F17]+[.F45]+[.F73])/3" office:value-type="float" office:value="0.00658080833333333">
            <text:p>0,006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33782.3333333333">
            <text:p>33782,33</text:p>
          </table:table-cell>
          <table:table-cell table:style-name="ce23" table:formula="of:=([.E18]+[.E46]+[.E74])/3" office:value-type="float" office:value="125">
            <text:p>125,00</text:p>
          </table:table-cell>
          <table:table-cell table:style-name="ce10" table:formula="of:=([.F18]+[.F46]+[.F74])/3" office:value-type="float" office:value="1.13335294766667">
            <text:p>1,13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113.333333333333">
            <text:p>113,33</text:p>
          </table:table-cell>
          <table:table-cell table:style-name="ce23" table:formula="of:=([.E19]+[.E47]+[.E75])/3" office:value-type="float" office:value="121">
            <text:p>121,00</text:p>
          </table:table-cell>
          <table:table-cell table:style-name="ce10" table:formula="of:=([.F19]+[.F47]+[.F75])/3" office:value-type="float" office:value="0.002616729">
            <text:p>0,002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69.3333333333333">
            <text:p>69,33</text:p>
          </table:table-cell>
          <table:table-cell table:style-name="ce10" table:formula="of:=([.F20]+[.F48]+[.F76])/3" office:value-type="float" office:value="0.000786651666666667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127.333333333333">
            <text:p>127,33</text:p>
          </table:table-cell>
          <table:table-cell table:style-name="ce10" table:formula="of:=([.F21]+[.F49]+[.F77])/3" office:value-type="float" office:value="0.00151234933333333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1055.66666666667">
            <text:p>1055,67</text:p>
          </table:table-cell>
          <table:table-cell table:style-name="ce23" table:formula="of:=([.E22]+[.E50]+[.E78])/3" office:value-type="float" office:value="115.333333333333">
            <text:p>115,33</text:p>
          </table:table-cell>
          <table:table-cell table:style-name="ce10" table:formula="of:=([.F22]+[.F50]+[.F78])/3" office:value-type="float" office:value="0.026623825">
            <text:p>0,026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132.666666666667">
            <text:p>132,67</text:p>
          </table:table-cell>
          <table:table-cell table:style-name="ce23" table:formula="of:=([.E23]+[.E51]+[.E79])/3" office:value-type="float" office:value="95.3333333333333">
            <text:p>95,33</text:p>
          </table:table-cell>
          <table:table-cell table:style-name="ce10" table:formula="of:=([.F23]+[.F51]+[.F79])/3" office:value-type="float" office:value="0.003090438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3.6666666666667">
            <text:p>43,67</text:p>
          </table:table-cell>
          <table:table-cell table:style-name="ce23" table:formula="of:=([.E24]+[.E52]+[.E80])/3" office:value-type="float" office:value="126">
            <text:p>126,00</text:p>
          </table:table-cell>
          <table:table-cell table:style-name="ce10" table:formula="of:=([.F24]+[.F52]+[.F80])/3" office:value-type="float" office:value="0.00178433933333333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945.666666666667">
            <text:p>945,67</text:p>
          </table:table-cell>
          <table:table-cell table:style-name="ce23" table:formula="of:=([.E25]+[.E53]+[.E81])/3" office:value-type="float" office:value="101">
            <text:p>101,00</text:p>
          </table:table-cell>
          <table:table-cell table:style-name="ce10" table:formula="of:=([.F25]+[.F53]+[.F81])/3" office:value-type="float" office:value="0.0202334936666667">
            <text:p>0,02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120.333333333333">
            <text:p>120,33</text:p>
          </table:table-cell>
          <table:table-cell table:style-name="ce10" table:formula="of:=([.F26]+[.F54]+[.F82])/3" office:value-type="float" office:value="0.00111459333333333">
            <text:p>0,001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33782.3333333333">
            <text:p>33782,33</text:p>
          </table:table-cell>
          <table:table-cell table:style-name="ce24" table:formula="of:=([.E27]+[.E55]+[.E83])/3" office:value-type="float" office:value="125">
            <text:p>125,00</text:p>
          </table:table-cell>
          <table:table-cell table:style-name="ce11" table:formula="of:=([.F27]+[.F55]+[.F83])/3" office:value-type="float" office:value="1.045787475">
            <text:p>1,0458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08" table:default-cell-style-name="Default"/>
        <table:table-row table:style-name="ro4">
          <table:table-cell table:style-name="ce31" office:value-type="string" table:number-columns-spanned="6" table:number-rows-spanned="1">
            <text:p>Genetic Algorithm seed=10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17776">
            <text:p>17776</text:p>
          </table:table-cell>
          <table:table-cell table:style-name="ce37" office:value-type="float" office:value="45.654530864">
            <text:p>45,654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820">
            <text:p>4820</text:p>
          </table:table-cell>
          <table:table-cell table:style-name="ce37" office:value-type="float" office:value="0.219807863">
            <text:p>0,219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42">
            <text:p>4142</text:p>
          </table:table-cell>
          <table:table-cell table:style-name="ce37" office:value-type="float" office:value="0.055227165">
            <text:p>0,055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128">
            <text:p>2128</text:p>
          </table:table-cell>
          <table:table-cell table:style-name="ce37" office:value-type="float" office:value="0.026659771">
            <text:p>0,026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37" office:value-type="float" office:value="0.002757665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8377">
            <text:p>18377</text:p>
          </table:table-cell>
          <table:table-cell table:style-name="ce37" office:value-type="float" office:value="4.372785506">
            <text:p>4,37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7893">
            <text:p>17893</text:p>
          </table:table-cell>
          <table:table-cell table:style-name="ce37" office:value-type="float" office:value="1.426819624">
            <text:p>1,426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668">
            <text:p>5668</text:p>
          </table:table-cell>
          <table:table-cell table:style-name="ce37" office:value-type="float" office:value="0.304275158">
            <text:p>0,304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1560">
            <text:p>21560</text:p>
          </table:table-cell>
          <table:table-cell table:style-name="ce37" office:value-type="float" office:value="6.492249802">
            <text:p>6,49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992">
            <text:p>5992</text:p>
          </table:table-cell>
          <table:table-cell table:style-name="ce37" office:value-type="float" office:value="0.162162">
            <text:p>0,16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346">
            <text:p>23346</text:p>
          </table:table-cell>
          <table:table-cell table:style-name="ce37" office:value-type="float" office:value="7.184380574">
            <text:p>7,18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7004">
            <text:p>7004</text:p>
          </table:table-cell>
          <table:table-cell table:style-name="ce37" office:value-type="float" office:value="0.566258667">
            <text:p>0,56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12525">
            <text:p>12525</text:p>
          </table:table-cell>
          <table:table-cell table:style-name="ce37" office:value-type="float" office:value="1613.744781612">
            <text:p>1613,744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5538">
            <text:p>15538</text:p>
          </table:table-cell>
          <table:table-cell table:style-name="ce37" office:value-type="float" office:value="8.55152899">
            <text:p>8,551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0.001779868">
            <text:p>0,00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8674">
            <text:p>28674</text:p>
          </table:table-cell>
          <table:table-cell table:style-name="ce37" office:value-type="float" office:value="10.708355703">
            <text:p>10,70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319">
            <text:p>8319</text:p>
          </table:table-cell>
          <table:table-cell table:style-name="ce37" office:value-type="float" office:value="0.395544862">
            <text:p>0,395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241">
            <text:p>241</text:p>
          </table:table-cell>
          <table:table-cell table:style-name="ce37" office:value-type="float" office:value="0.44662068">
            <text:p>0,446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0376">
            <text:p>10376</text:p>
          </table:table-cell>
          <table:table-cell table:style-name="ce37" office:value-type="float" office:value="4.112807992">
            <text:p>4,11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750">
            <text:p>27750</text:p>
          </table:table-cell>
          <table:table-cell table:style-name="ce37" office:value-type="float" office:value="20.529597995">
            <text:p>20,529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6491">
            <text:p>6491</text:p>
          </table:table-cell>
          <table:table-cell table:style-name="ce22" office:value-type="float" office:value="269">
            <text:p>269</text:p>
          </table:table-cell>
          <table:table-cell table:style-name="ce39" office:value-type="float" office:value="71.947472602">
            <text:p>71,9475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327489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17389">
            <text:p>17389</text:p>
          </table:table-cell>
          <table:table-cell table:style-name="ce37" office:value-type="float" office:value="59.534121097">
            <text:p>59,534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667">
            <text:p>4667</text:p>
          </table:table-cell>
          <table:table-cell table:style-name="ce37" office:value-type="float" office:value="0.283581459">
            <text:p>0,283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59">
            <text:p>4159</text:p>
          </table:table-cell>
          <table:table-cell table:style-name="ce37" office:value-type="float" office:value="0.057502372">
            <text:p>0,057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04">
            <text:p>2104</text:p>
          </table:table-cell>
          <table:table-cell table:style-name="ce37" office:value-type="float" office:value="0.032393836">
            <text:p>0,032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37" office:value-type="float" office:value="0.002676517">
            <text:p>0,002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0731">
            <text:p>20731</text:p>
          </table:table-cell>
          <table:table-cell table:style-name="ce37" office:value-type="float" office:value="6.202141864">
            <text:p>6,202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274">
            <text:p>18274</text:p>
          </table:table-cell>
          <table:table-cell table:style-name="ce37" office:value-type="float" office:value="2.210969582">
            <text:p>2,21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5738">
            <text:p>5738</text:p>
          </table:table-cell>
          <table:table-cell table:style-name="ce37" office:value-type="float" office:value="0.244627038">
            <text:p>0,244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0862">
            <text:p>20862</text:p>
          </table:table-cell>
          <table:table-cell table:style-name="ce37" office:value-type="float" office:value="4.312153508">
            <text:p>4,31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239">
            <text:p>6239</text:p>
          </table:table-cell>
          <table:table-cell table:style-name="ce37" office:value-type="float" office:value="0.214365181">
            <text:p>0,2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6126">
            <text:p>26126</text:p>
          </table:table-cell>
          <table:table-cell table:style-name="ce37" office:value-type="float" office:value="4.474042069">
            <text:p>4,474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948">
            <text:p>6948</text:p>
          </table:table-cell>
          <table:table-cell table:style-name="ce37" office:value-type="float" office:value="0.654870843">
            <text:p>0,654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 office:value-type="float" office:value="11816">
            <text:p>11816</text:p>
          </table:table-cell>
          <table:table-cell table:style-name="ce37" office:value-type="float" office:value="463.714353402">
            <text:p>463,7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15232">
            <text:p>15232</text:p>
          </table:table-cell>
          <table:table-cell table:style-name="ce37" office:value-type="float" office:value="4.310725303">
            <text:p>4,310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37" office:value-type="float" office:value="0.00134197">
            <text:p>0,001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32072">
            <text:p>32072</text:p>
          </table:table-cell>
          <table:table-cell table:style-name="ce37" office:value-type="float" office:value="10.202632579">
            <text:p>10,202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137">
            <text:p>7137</text:p>
          </table:table-cell>
          <table:table-cell table:style-name="ce37" office:value-type="float" office:value="0.469426108">
            <text:p>0,469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11">
            <text:p>211</text:p>
          </table:table-cell>
          <table:table-cell table:style-name="ce37" office:value-type="float" office:value="0.131059332">
            <text:p>0,13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02">
            <text:p>9702</text:p>
          </table:table-cell>
          <table:table-cell table:style-name="ce37" office:value-type="float" office:value="2.636263712">
            <text:p>2,63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9522">
            <text:p>29522</text:p>
          </table:table-cell>
          <table:table-cell table:style-name="ce37" office:value-type="float" office:value="4.306862049">
            <text:p>4,3069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115">
            <text:p>5115</text:p>
          </table:table-cell>
          <table:table-cell table:style-name="ce22" office:value-type="float" office:value="256">
            <text:p>256</text:p>
          </table:table-cell>
          <table:table-cell table:style-name="ce39" office:value-type="float" office:value="45.204225445">
            <text:p>45,2042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 office:value-type="float" office:value="18822">
            <text:p>18822</text:p>
          </table:table-cell>
          <table:table-cell table:style-name="ce40" office:value-type="float" office:value="84.569921857">
            <text:p>84,569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739">
            <text:p>4739</text:p>
          </table:table-cell>
          <table:table-cell table:style-name="ce40" office:value-type="float" office:value="0.27558293">
            <text:p>0,27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483">
            <text:p>4483</text:p>
          </table:table-cell>
          <table:table-cell table:style-name="ce40" office:value-type="float" office:value="0.056090507">
            <text:p>0,056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302">
            <text:p>2302</text:p>
          </table:table-cell>
          <table:table-cell table:style-name="ce40" office:value-type="float" office:value="0.03181651">
            <text:p>0,03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0" office:value-type="float" office:value="0.002973969">
            <text:p>0,003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536">
            <text:p>18536</text:p>
          </table:table-cell>
          <table:table-cell table:style-name="ce40" office:value-type="float" office:value="3.285621471">
            <text:p>3,28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006">
            <text:p>18006</text:p>
          </table:table-cell>
          <table:table-cell table:style-name="ce40" office:value-type="float" office:value="1.218395793">
            <text:p>1,21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280">
            <text:p>6280</text:p>
          </table:table-cell>
          <table:table-cell table:style-name="ce40" office:value-type="float" office:value="0.385749863">
            <text:p>0,385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1383">
            <text:p>21383</text:p>
          </table:table-cell>
          <table:table-cell table:style-name="ce40" office:value-type="float" office:value="5.368522925">
            <text:p>5,368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592">
            <text:p>6592</text:p>
          </table:table-cell>
          <table:table-cell table:style-name="ce40" office:value-type="float" office:value="0.223927824">
            <text:p>0,223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4252">
            <text:p>24252</text:p>
          </table:table-cell>
          <table:table-cell table:style-name="ce40" office:value-type="float" office:value="11.111899273">
            <text:p>11,111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907">
            <text:p>7907</text:p>
          </table:table-cell>
          <table:table-cell table:style-name="ce40" office:value-type="float" office:value="0.79769642">
            <text:p>0,797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2525">
            <text:p>2525</text:p>
          </table:table-cell>
          <table:table-cell table:style-name="ce21" office:value-type="float" office:value="13504">
            <text:p>13504</text:p>
          </table:table-cell>
          <table:table-cell table:style-name="ce40" office:value-type="float" office:value="372.847624816">
            <text:p>372,847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5416">
            <text:p>15416</text:p>
          </table:table-cell>
          <table:table-cell table:style-name="ce40" office:value-type="float" office:value="5.580013261">
            <text:p>5,58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40" office:value-type="float" office:value="0.001571892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29117">
            <text:p>29117</text:p>
          </table:table-cell>
          <table:table-cell table:style-name="ce40" office:value-type="float" office:value="8.08633761">
            <text:p>8,08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582">
            <text:p>8582</text:p>
          </table:table-cell>
          <table:table-cell table:style-name="ce40" office:value-type="float" office:value="0.427801632">
            <text:p>0,427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85">
            <text:p>185</text:p>
          </table:table-cell>
          <table:table-cell table:style-name="ce40" office:value-type="float" office:value="0.081101055">
            <text:p>0,08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291">
            <text:p>10291</text:p>
          </table:table-cell>
          <table:table-cell table:style-name="ce40" office:value-type="float" office:value="3.040646035">
            <text:p>3,040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168">
            <text:p>27168</text:p>
          </table:table-cell>
          <table:table-cell table:style-name="ce40" office:value-type="float" office:value="2.870601017">
            <text:p>2,870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2621">
            <text:p>2621</text:p>
          </table:table-cell>
          <table:table-cell table:style-name="ce22" office:value-type="float" office:value="254">
            <text:p>254</text:p>
          </table:table-cell>
          <table:table-cell table:style-name="ce41" office:value-type="float" office:value="46.214793025">
            <text:p>46,2148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35" table:formula="of:=([.D3]+[.D31]+[.D59])/3" office:value-type="float" office:value="992.666666666667">
            <text:p>992,67</text:p>
          </table:table-cell>
          <table:table-cell table:style-name="ce35" table:formula="of:=([.E3]+[.E31]+[.E59])/3" office:value-type="float" office:value="17995.6666666667">
            <text:p>17995,67</text:p>
          </table:table-cell>
          <table:table-cell table:style-name="ce37" table:formula="of:=([.F3]+[.F31]+[.F59])/3" office:value-type="float" office:value="63.2528579393333">
            <text:p>63,252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35" table:formula="of:=([.D4]+[.D32]+[.D60])/3" office:value-type="float" office:value="69.3333333333333">
            <text:p>69,33</text:p>
          </table:table-cell>
          <table:table-cell table:style-name="ce35" table:formula="of:=([.E4]+[.E32]+[.E60])/3" office:value-type="float" office:value="4742">
            <text:p>4742,00</text:p>
          </table:table-cell>
          <table:table-cell table:style-name="ce37" table:formula="of:=([.F4]+[.F32]+[.F60])/3" office:value-type="float" office:value="0.259657417333333">
            <text:p>0,259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35" table:formula="of:=([.D5]+[.D33]+[.D61])/3" office:value-type="float" office:value="18">
            <text:p>18,00</text:p>
          </table:table-cell>
          <table:table-cell table:style-name="ce35" table:formula="of:=([.E5]+[.E33]+[.E61])/3" office:value-type="float" office:value="4261.33333333333">
            <text:p>4261,33</text:p>
          </table:table-cell>
          <table:table-cell table:style-name="ce37" table:formula="of:=([.F5]+[.F33]+[.F61])/3" office:value-type="float" office:value="0.056273348">
            <text:p>0,05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35" table:formula="of:=([.D6]+[.D34]+[.D62])/3" office:value-type="float" office:value="28">
            <text:p>28,00</text:p>
          </table:table-cell>
          <table:table-cell table:style-name="ce35" table:formula="of:=([.E6]+[.E34]+[.E62])/3" office:value-type="float" office:value="2178">
            <text:p>2178,00</text:p>
          </table:table-cell>
          <table:table-cell table:style-name="ce37" table:formula="of:=([.F6]+[.F34]+[.F62])/3" office:value-type="float" office:value="0.030290039">
            <text:p>0,030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35" table:formula="of:=([.D7]+[.D35]+[.D63])/3" office:value-type="float" office:value="34">
            <text:p>34,00</text:p>
          </table:table-cell>
          <table:table-cell table:style-name="ce35" table:formula="of:=([.E7]+[.E35]+[.E63])/3" office:value-type="float" office:value="0">
            <text:p>0,00</text:p>
          </table:table-cell>
          <table:table-cell table:style-name="ce37" table:formula="of:=([.F7]+[.F35]+[.F63])/3" office:value-type="float" office:value="0.002802717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5" table:formula="of:=([.D8]+[.D36]+[.D64])/3" office:value-type="float" office:value="31519">
            <text:p>31519,00</text:p>
          </table:table-cell>
          <table:table-cell table:style-name="ce35"/>
          <table:table-cell table:style-name="ce37" table:formula="of:=([.F8]+[.F36]+[.F64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35" table:formula="of:=([.D9]+[.D37]+[.D65])/3" office:value-type="float" office:value="64.3333333333333">
            <text:p>64,33</text:p>
          </table:table-cell>
          <table:table-cell table:style-name="ce35" table:formula="of:=([.E9]+[.E37]+[.E65])/3" office:value-type="float" office:value="19214.6666666667">
            <text:p>19214,67</text:p>
          </table:table-cell>
          <table:table-cell table:style-name="ce37" table:formula="of:=([.F9]+[.F37]+[.F65])/3" office:value-type="float" office:value="4.620182947">
            <text:p>4,62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35" table:formula="of:=([.D10]+[.D38]+[.D66])/3" office:value-type="float" office:value="34">
            <text:p>34,00</text:p>
          </table:table-cell>
          <table:table-cell table:style-name="ce35" table:formula="of:=([.E10]+[.E38]+[.E66])/3" office:value-type="float" office:value="18057.6666666667">
            <text:p>18057,67</text:p>
          </table:table-cell>
          <table:table-cell table:style-name="ce37" table:formula="of:=([.F10]+[.F38]+[.F66])/3" office:value-type="float" office:value="1.618728333">
            <text:p>1,618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35" table:formula="of:=([.D11]+[.D39]+[.D67])/3" office:value-type="float" office:value="48">
            <text:p>48,00</text:p>
          </table:table-cell>
          <table:table-cell table:style-name="ce35" table:formula="of:=([.E11]+[.E39]+[.E67])/3" office:value-type="float" office:value="5895.33333333333">
            <text:p>5895,33</text:p>
          </table:table-cell>
          <table:table-cell table:style-name="ce37" table:formula="of:=([.F11]+[.F39]+[.F67])/3" office:value-type="float" office:value="0.311550686333333">
            <text:p>0,31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5" table:formula="of:=([.D12]+[.D40]+[.D68])/3" office:value-type="float" office:value="40957">
            <text:p>40957,00</text:p>
          </table:table-cell>
          <table:table-cell table:style-name="ce35"/>
          <table:table-cell table:style-name="ce37" table:formula="of:=([.F12]+[.F40]+[.F68])/3" office:value-type="float" office:value="0">
            <text:p>0,0000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35" table:formula="of:=([.D13]+[.D41]+[.D69])/3" office:value-type="float" office:value="158.666666666667">
            <text:p>158,67</text:p>
          </table:table-cell>
          <table:table-cell table:style-name="ce35" table:formula="of:=([.E13]+[.E41]+[.E69])/3" office:value-type="float" office:value="21268.3333333333">
            <text:p>21268,33</text:p>
          </table:table-cell>
          <table:table-cell table:style-name="ce37" table:formula="of:=([.F13]+[.F41]+[.F69])/3" office:value-type="float" office:value="5.39097541166667">
            <text:p>5,39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35" table:formula="of:=([.D14]+[.D42]+[.D70])/3" office:value-type="float" office:value="42.6666666666667">
            <text:p>42,67</text:p>
          </table:table-cell>
          <table:table-cell table:style-name="ce35" table:formula="of:=([.E14]+[.E42]+[.E70])/3" office:value-type="float" office:value="6274.33333333333">
            <text:p>6274,33</text:p>
          </table:table-cell>
          <table:table-cell table:style-name="ce37" table:formula="of:=([.F14]+[.F42]+[.F70])/3" office:value-type="float" office:value="0.200151668333333">
            <text:p>0,20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35" table:formula="of:=([.D15]+[.D43]+[.D71])/3" office:value-type="float" office:value="44">
            <text:p>44,00</text:p>
          </table:table-cell>
          <table:table-cell table:style-name="ce35" table:formula="of:=([.E15]+[.E43]+[.E71])/3" office:value-type="float" office:value="24574.6666666667">
            <text:p>24574,67</text:p>
          </table:table-cell>
          <table:table-cell table:style-name="ce37" table:formula="of:=([.F15]+[.F43]+[.F71])/3" office:value-type="float" office:value="7.59010730533333">
            <text:p>7,590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35" table:formula="of:=([.D16]+[.D44]+[.D72])/3" office:value-type="float" office:value="203">
            <text:p>203,00</text:p>
          </table:table-cell>
          <table:table-cell table:style-name="ce35"/>
          <table:table-cell table:style-name="ce37" table:formula="of:=([.F16]+[.F44]+[.F7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35" table:formula="of:=([.D17]+[.D45]+[.D73])/3" office:value-type="float" office:value="104.333333333333">
            <text:p>104,33</text:p>
          </table:table-cell>
          <table:table-cell table:style-name="ce35" table:formula="of:=([.E17]+[.E45]+[.E73])/3" office:value-type="float" office:value="7286.33333333333">
            <text:p>7286,33</text:p>
          </table:table-cell>
          <table:table-cell table:style-name="ce37" table:formula="of:=([.F17]+[.F45]+[.F73])/3" office:value-type="float" office:value="0.672941976666667">
            <text:p>0,6729</text:p>
          </table:table-cell>
          <table:table-cell table:style-name="ce33"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35" table:formula="of:=([.D18]+[.D46]+[.D74])/3" office:value-type="float" office:value="3430.33333333333">
            <text:p>3430,33</text:p>
          </table:table-cell>
          <table:table-cell table:style-name="ce35" table:formula="of:=([.E18]+[.E46]+[.E74])/3" office:value-type="float" office:value="12615">
            <text:p>12615,00</text:p>
          </table:table-cell>
          <table:table-cell table:style-name="ce37" table:formula="of:=([.F18]+[.F46]+[.F74])/3" office:value-type="float" office:value="816.768919943333">
            <text:p>816,7689</text:p>
          </table:table-cell>
          <table:table-cell table:style-name="ce33"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35" table:formula="of:=([.D19]+[.D47]+[.D75])/3" office:value-type="float" office:value="136">
            <text:p>136,00</text:p>
          </table:table-cell>
          <table:table-cell table:style-name="ce35" table:formula="of:=([.E19]+[.E47]+[.E75])/3" office:value-type="float" office:value="15395.3333333333">
            <text:p>15395,33</text:p>
          </table:table-cell>
          <table:table-cell table:style-name="ce37" table:formula="of:=([.F19]+[.F47]+[.F75])/3" office:value-type="float" office:value="6.147422518">
            <text:p>6,147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35" table:formula="of:=([.D20]+[.D48]+[.D76])/3" office:value-type="float" office:value="6">
            <text:p>6,00</text:p>
          </table:table-cell>
          <table:table-cell table:style-name="ce35" table:formula="of:=([.E20]+[.E48]+[.E76])/3" office:value-type="float" office:value="12">
            <text:p>12,00</text:p>
          </table:table-cell>
          <table:table-cell table:style-name="ce37" table:formula="of:=([.F20]+[.F48]+[.F76])/3" office:value-type="float" office:value="0.00156457666666667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35" table:formula="of:=([.D21]+[.D49]+[.D77])/3" office:value-type="float" office:value="51.6666666666667">
            <text:p>51,67</text:p>
          </table:table-cell>
          <table:table-cell table:style-name="ce35" table:formula="of:=([.E21]+[.E49]+[.E77])/3" office:value-type="float" office:value="29954.3333333333">
            <text:p>29954,33</text:p>
          </table:table-cell>
          <table:table-cell table:style-name="ce37" table:formula="of:=([.F21]+[.F49]+[.F77])/3" office:value-type="float" office:value="9.66577529733333">
            <text:p>9,6658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35" table:formula="of:=([.D22]+[.D50]+[.D78])/3" office:value-type="float" office:value="1195">
            <text:p>1195,00</text:p>
          </table:table-cell>
          <table:table-cell table:style-name="ce35"/>
          <table:table-cell table:style-name="ce37" table:formula="of:=([.F22]+[.F50]+[.F78])/3" office:value-type="float" office:value="0">
            <text:p>0,0000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35" table:formula="of:=([.D23]+[.D51]+[.D79])/3" office:value-type="float" office:value="99">
            <text:p>99,00</text:p>
          </table:table-cell>
          <table:table-cell table:style-name="ce35" table:formula="of:=([.E23]+[.E51]+[.E79])/3" office:value-type="float" office:value="8012.66666666667">
            <text:p>8012,67</text:p>
          </table:table-cell>
          <table:table-cell table:style-name="ce37" table:formula="of:=([.F23]+[.F51]+[.F79])/3" office:value-type="float" office:value="0.430924200666667">
            <text:p>0,430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35" table:formula="of:=([.D24]+[.D52]+[.D80])/3" office:value-type="float" office:value="267">
            <text:p>267,00</text:p>
          </table:table-cell>
          <table:table-cell table:style-name="ce35" table:formula="of:=([.E24]+[.E52]+[.E80])/3" office:value-type="float" office:value="212.333333333333">
            <text:p>212,33</text:p>
          </table:table-cell>
          <table:table-cell table:style-name="ce37" table:formula="of:=([.F24]+[.F52]+[.F80])/3" office:value-type="float" office:value="0.219593689">
            <text:p>0,2196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35" table:formula="of:=([.D25]+[.D53]+[.D81])/3" office:value-type="float" office:value="166">
            <text:p>166,00</text:p>
          </table:table-cell>
          <table:table-cell table:style-name="ce35" table:formula="of:=([.E25]+[.E53]+[.E81])/3" office:value-type="float" office:value="10123">
            <text:p>10123,00</text:p>
          </table:table-cell>
          <table:table-cell table:style-name="ce37" table:formula="of:=([.F25]+[.F53]+[.F81])/3" office:value-type="float" office:value="3.26323924633333">
            <text:p>3,263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35" table:formula="of:=([.D26]+[.D54]+[.D82])/3" office:value-type="float" office:value="42">
            <text:p>42,00</text:p>
          </table:table-cell>
          <table:table-cell table:style-name="ce35" table:formula="of:=([.E26]+[.E54]+[.E82])/3" office:value-type="float" office:value="28146.6666666667">
            <text:p>28146,67</text:p>
          </table:table-cell>
          <table:table-cell table:style-name="ce37" table:formula="of:=([.F26]+[.F54]+[.F82])/3" office:value-type="float" office:value="9.23568702033333">
            <text:p>9,2357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36" table:formula="of:=([.D27]+[.D55]+[.D83])/3" office:value-type="float" office:value="4742.33333333333">
            <text:p>4742,33</text:p>
          </table:table-cell>
          <table:table-cell table:style-name="ce36" table:formula="of:=([.E27]+[.E55]+[.E83])/3" office:value-type="float" office:value="259.666666666667">
            <text:p>259,67</text:p>
          </table:table-cell>
          <table:table-cell table:style-name="ce39" table:formula="of:=([.F27]+[.F55]+[.F83])/3" office:value-type="float" office:value="54.455497024">
            <text:p>54,4555</text:p>
          </table:table-cell>
          <table:table-cell table:style-name="ce32" table:number-columns-repeated="1008"/>
        </table:table-row>
        <table:table-row table:style-name="ro2">
          <table:table-cell table:style-name="ce32"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style-name="ce32" table:number-columns-repeated="1014"/>
        </table:table-row>
        <table:table-row table:style-name="ro2" table:number-rows-repeated="4">
          <table:table-cell table:number-columns-repeated="1014"/>
        </table:table-row>
        <table:table-row table:style-name="ro2" table:number-rows-repeated="3">
          <table:table-cell table:style-name="ce33" table:number-columns-repeated="1014"/>
        </table:table-row>
        <table:table-row table:style-name="ro2" table:number-rows-repeated="1048454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Memetic Algorithm (pop=20, Ngen=100)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26" table:default-cell-style-name="ce21"/>
        <table:table-column table:style-name="co6" table:default-cell-style-name="ce10"/>
        <table:table-column table:style-name="co9" table:default-cell-style-name="Default"/>
        <table:table-column table:style-name="co27" table:default-cell-style-name="Default"/>
        <table:table-row table:style-name="ro4">
          <table:table-cell table:style-name="ce31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7" office:value-type="float" office:value="699">
            <text:p>699</text:p>
          </table:table-cell>
          <table:table-cell table:style-name="ce7" office:value-type="float" office:value="112854">
            <text:p>112854</text:p>
          </table:table-cell>
          <table:table-cell office:value-type="float" office:value="264.595138638">
            <text:p>264,5951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33319">
            <text:p>33319</text:p>
          </table:table-cell>
          <table:table-cell office:value-type="float" office:value="1.325389934">
            <text:p>1,3254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8826">
            <text:p>28826</text:p>
          </table:table-cell>
          <table:table-cell office:value-type="float" office:value="0.234806336">
            <text:p>0,2348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554">
            <text:p>16554</text:p>
          </table:table-cell>
          <table:table-cell office:value-type="float" office:value="0.205728482">
            <text:p>0,2057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29479">
            <text:p>29479</text:p>
          </table:table-cell>
          <table:table-cell office:value-type="float" office:value="0.974992458">
            <text:p>0,975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7" office:value-type="float" office:value="31519">
            <text:p>31519</text:p>
          </table:table-cell>
          <table:table-cell table:style-name="ce7"/>
          <table:table-cell table:style-name="ce44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10466">
            <text:p>110466</text:p>
          </table:table-cell>
          <table:table-cell office:value-type="float" office:value="25.034027626">
            <text:p>25,0340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08084">
            <text:p>108084</text:p>
          </table:table-cell>
          <table:table-cell office:value-type="float" office:value="11.408081715">
            <text:p>11,4081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41297">
            <text:p>41297</text:p>
          </table:table-cell>
          <table:table-cell office:value-type="float" office:value="2.126826585">
            <text:p>2,1268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29302">
            <text:p>129302</text:p>
          </table:table-cell>
          <table:table-cell office:value-type="float" office:value="61.344678479">
            <text:p>61,3447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43809">
            <text:p>43809</text:p>
          </table:table-cell>
          <table:table-cell office:value-type="float" office:value="1.392496524">
            <text:p>1,3925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39774">
            <text:p>139774</text:p>
          </table:table-cell>
          <table:table-cell office:value-type="float" office:value="42.165452606">
            <text:p>42,1655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43541">
            <text:p>43541</text:p>
          </table:table-cell>
          <table:table-cell office:value-type="float" office:value="4.220901839">
            <text:p>4,2209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0694">
            <text:p>50694</text:p>
          </table:table-cell>
          <table:table-cell office:value-type="float" office:value="3.957149191">
            <text:p>3,957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98310">
            <text:p>98310</text:p>
          </table:table-cell>
          <table:table-cell office:value-type="float" office:value="63.514625888">
            <text:p>63,5146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74">
            <text:p>674</text:p>
          </table:table-cell>
          <table:table-cell office:value-type="float" office:value="0.007566151">
            <text:p>0,0076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76265">
            <text:p>176265</text:p>
          </table:table-cell>
          <table:table-cell office:value-type="float" office:value="259.52726421">
            <text:p>259,5273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76882">
            <text:p>76882</text:p>
          </table:table-cell>
          <table:table-cell office:value-type="float" office:value="31.583028944">
            <text:p>31,5830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2603">
            <text:p>52603</text:p>
          </table:table-cell>
          <table:table-cell office:value-type="float" office:value="1.813286231">
            <text:p>1,8133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62904">
            <text:p>62904</text:p>
          </table:table-cell>
          <table:table-cell office:value-type="float" office:value="15.297677591">
            <text:p>15,2977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7" office:value-type="float" office:value="142">
            <text:p>142</text:p>
          </table:table-cell>
          <table:table-cell table:style-name="ce7" office:value-type="float" office:value="69502">
            <text:p>69502</text:p>
          </table:table-cell>
          <table:table-cell office:value-type="float" office:value="20.103385198">
            <text:p>20,1034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71461">
            <text:p>171461</text:p>
          </table:table-cell>
          <table:table-cell office:value-type="float" office:value="157.404448975">
            <text:p>157,4044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/>
          <table:table-cell table:style-name="ce11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327489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786">
            <text:p>786</text:p>
          </table:table-cell>
          <table:table-cell office:value-type="float" office:value="111998">
            <text:p>111998</text:p>
          </table:table-cell>
          <table:table-cell table:style-name="ce37" office:value-type="float" office:value="281.960152658">
            <text:p>281,9602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33813">
            <text:p>33813</text:p>
          </table:table-cell>
          <table:table-cell table:style-name="ce37" office:value-type="float" office:value="1.336092019">
            <text:p>1,3361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29439">
            <text:p>29439</text:p>
          </table:table-cell>
          <table:table-cell table:style-name="ce37" office:value-type="float" office:value="0.30298257">
            <text:p>0,3030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6835">
            <text:p>16835</text:p>
          </table:table-cell>
          <table:table-cell table:style-name="ce37" office:value-type="float" office:value="0.208994554">
            <text:p>0,2090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28317">
            <text:p>28317</text:p>
          </table:table-cell>
          <table:table-cell table:style-name="ce37" office:value-type="float" office:value="1.057479168">
            <text:p>1,0575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34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112575">
            <text:p>112575</text:p>
          </table:table-cell>
          <table:table-cell table:style-name="ce37" office:value-type="float" office:value="38.291063923">
            <text:p>38,2911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104924">
            <text:p>104924</text:p>
          </table:table-cell>
          <table:table-cell table:style-name="ce37" office:value-type="float" office:value="16.588986047">
            <text:p>16,589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37848">
            <text:p>37848</text:p>
          </table:table-cell>
          <table:table-cell table:style-name="ce37" office:value-type="float" office:value="1.324902268">
            <text:p>1,3249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24">
            <text:p>124</text:p>
          </table:table-cell>
          <table:table-cell office:value-type="float" office:value="129786">
            <text:p>129786</text:p>
          </table:table-cell>
          <table:table-cell table:style-name="ce37" office:value-type="float" office:value="59.267562092">
            <text:p>59,2676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45569">
            <text:p>45569</text:p>
          </table:table-cell>
          <table:table-cell table:style-name="ce37" office:value-type="float" office:value="1.444405041">
            <text:p>1,4444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48260">
            <text:p>148260</text:p>
          </table:table-cell>
          <table:table-cell table:style-name="ce37" office:value-type="float" office:value="27.129262581">
            <text:p>27,1293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111">
            <text:p>111</text:p>
          </table:table-cell>
          <table:table-cell office:value-type="float" office:value="45719">
            <text:p>45719</text:p>
          </table:table-cell>
          <table:table-cell table:style-name="ce37" office:value-type="float" office:value="4.639614204">
            <text:p>4,6396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78">
            <text:p>78</text:p>
          </table:table-cell>
          <table:table-cell office:value-type="float" office:value="51786">
            <text:p>51786</text:p>
          </table:table-cell>
          <table:table-cell table:style-name="ce37" office:value-type="float" office:value="4.188087019">
            <text:p>4,188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38">
            <text:p>138</text:p>
          </table:table-cell>
          <table:table-cell office:value-type="float" office:value="99220">
            <text:p>99220</text:p>
          </table:table-cell>
          <table:table-cell table:style-name="ce37" office:value-type="float" office:value="21.275263618">
            <text:p>21,2753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766">
            <text:p>766</text:p>
          </table:table-cell>
          <table:table-cell table:style-name="ce37" office:value-type="float" office:value="0.007810989">
            <text:p>0,0078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179690">
            <text:p>179690</text:p>
          </table:table-cell>
          <table:table-cell table:style-name="ce37" office:value-type="float" office:value="136.253294693">
            <text:p>136,2533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100">
            <text:p>100</text:p>
          </table:table-cell>
          <table:table-cell office:value-type="float" office:value="75896">
            <text:p>75896</text:p>
          </table:table-cell>
          <table:table-cell table:style-name="ce37" office:value-type="float" office:value="18.765932234">
            <text:p>18,7659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5">
            <text:p>65</text:p>
          </table:table-cell>
          <table:table-cell office:value-type="float" office:value="52483">
            <text:p>52483</text:p>
          </table:table-cell>
          <table:table-cell table:style-name="ce37" office:value-type="float" office:value="2.061933323">
            <text:p>2,0619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float" office:value="62866">
            <text:p>62866</text:p>
          </table:table-cell>
          <table:table-cell table:style-name="ce37" office:value-type="float" office:value="19.183329534">
            <text:p>19,1833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44">
            <text:p>144</text:p>
          </table:table-cell>
          <table:table-cell office:value-type="float" office:value="67496">
            <text:p>67496</text:p>
          </table:table-cell>
          <table:table-cell table:style-name="ce37" office:value-type="float" office:value="13.083931645">
            <text:p>13,0839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71685">
            <text:p>171685</text:p>
          </table:table-cell>
          <table:table-cell table:style-name="ce37" office:value-type="float" office:value="35.754957289">
            <text:p>35,7550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2" office:value-type="float" office:value="40957">
            <text:p>40957</text:p>
          </table:table-cell>
          <table:table-cell table:style-name="ce42"/>
          <table:table-cell table:style-name="ce46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121481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43" office:value-type="string">
            <text:p>Nvars</text:p>
          </table:table-cell>
          <table:table-cell table:style-name="ce43" office:value-type="string">
            <text:p>InitSize</text:p>
          </table:table-cell>
          <table:table-cell table:style-name="ce43" office:value-type="string">
            <text:p>ReducSize</text:p>
          </table:table-cell>
          <table:table-cell table:style-name="ce43" office:value-type="string">
            <text:p>Nswaps</text:p>
          </table:table-cell>
          <table:table-cell table:style-name="ce47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826">
            <text:p>826</text:p>
          </table:table-cell>
          <table:table-cell office:value-type="float" office:value="113083">
            <text:p>113083</text:p>
          </table:table-cell>
          <table:table-cell table:style-name="ce38" office:value-type="float" office:value="412.236189978">
            <text:p>412,236189978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33532">
            <text:p>33532</text:p>
          </table:table-cell>
          <table:table-cell table:style-name="ce38" office:value-type="float" office:value="1.518139217">
            <text:p>1,518139217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9299">
            <text:p>29299</text:p>
          </table:table-cell>
          <table:table-cell table:style-name="ce38" office:value-type="float" office:value="0.290541025">
            <text:p>0,290541025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17054">
            <text:p>17054</text:p>
          </table:table-cell>
          <table:table-cell table:style-name="ce38" office:value-type="float" office:value="0.211558809">
            <text:p>0,211558809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29356">
            <text:p>29356</text:p>
          </table:table-cell>
          <table:table-cell table:style-name="ce38" office:value-type="float" office:value="1.081752384">
            <text:p>1,081752384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34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115491">
            <text:p>115491</text:p>
          </table:table-cell>
          <table:table-cell table:style-name="ce38" office:value-type="float" office:value="26.669653467">
            <text:p>26,669653467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111362">
            <text:p>111362</text:p>
          </table:table-cell>
          <table:table-cell table:style-name="ce38" office:value-type="float" office:value="7.24698305">
            <text:p>7,24698305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41554">
            <text:p>41554</text:p>
          </table:table-cell>
          <table:table-cell table:style-name="ce38" office:value-type="float" office:value="2.577749991">
            <text:p>2,577749991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32">
            <text:p>132</text:p>
          </table:table-cell>
          <table:table-cell office:value-type="float" office:value="132025">
            <text:p>132025</text:p>
          </table:table-cell>
          <table:table-cell table:style-name="ce38" office:value-type="float" office:value="29.09446776">
            <text:p>29,09446776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44674">
            <text:p>44674</text:p>
          </table:table-cell>
          <table:table-cell table:style-name="ce38" office:value-type="float" office:value="1.44156451">
            <text:p>1,44156451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43983">
            <text:p>143983</text:p>
          </table:table-cell>
          <table:table-cell table:style-name="ce38" office:value-type="float" office:value="135.821168529">
            <text:p>135,821168529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94">
            <text:p>94</text:p>
          </table:table-cell>
          <table:table-cell office:value-type="float" office:value="44783">
            <text:p>44783</text:p>
          </table:table-cell>
          <table:table-cell table:style-name="ce38" office:value-type="float" office:value="5.356645235">
            <text:p>5,356645235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53">
            <text:p>53</text:p>
          </table:table-cell>
          <table:table-cell office:value-type="float" office:value="49077">
            <text:p>49077</text:p>
          </table:table-cell>
          <table:table-cell table:style-name="ce38" office:value-type="float" office:value="3.458399414">
            <text:p>3,458399414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12">
            <text:p>112</text:p>
          </table:table-cell>
          <table:table-cell office:value-type="float" office:value="96084">
            <text:p>96084</text:p>
          </table:table-cell>
          <table:table-cell table:style-name="ce38" office:value-type="float" office:value="35.872904014">
            <text:p>35,872904014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table:style-name="ce38" office:value-type="float" office:value="0.007288573">
            <text:p>0,007288573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177499">
            <text:p>177499</text:p>
          </table:table-cell>
          <table:table-cell table:style-name="ce38" office:value-type="float" office:value="78.249839365">
            <text:p>78,249839365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83">
            <text:p>83</text:p>
          </table:table-cell>
          <table:table-cell office:value-type="float" office:value="76830">
            <text:p>76830</text:p>
          </table:table-cell>
          <table:table-cell table:style-name="ce38" office:value-type="float" office:value="21.693059392">
            <text:p>21,693059392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2">
            <text:p>62</text:p>
          </table:table-cell>
          <table:table-cell office:value-type="float" office:value="54175">
            <text:p>54175</text:p>
          </table:table-cell>
          <table:table-cell table:style-name="ce38" office:value-type="float" office:value="2.474358137">
            <text:p>2,474358137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49">
            <text:p>149</text:p>
          </table:table-cell>
          <table:table-cell office:value-type="float" office:value="60957">
            <text:p>60957</text:p>
          </table:table-cell>
          <table:table-cell table:style-name="ce38" office:value-type="float" office:value="15.790920018">
            <text:p>15,790920018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16">
            <text:p>116</text:p>
          </table:table-cell>
          <table:table-cell office:value-type="float" office:value="67163">
            <text:p>67163</text:p>
          </table:table-cell>
          <table:table-cell table:style-name="ce38" office:value-type="float" office:value="14.83811696">
            <text:p>14,83811696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64987">
            <text:p>164987</text:p>
          </table:table-cell>
          <table:table-cell table:style-name="ce38" office:value-type="float" office:value="71.018572839">
            <text:p>71,018572839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2" office:value-type="float" office:value="40957">
            <text:p>40957</text:p>
          </table:table-cell>
          <table:table-cell table:style-name="ce42"/>
          <table:table-cell table:style-name="ce46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23" table:formula="of:=([.D3]+[.D31]+[.D31])/3" office:value-type="float" office:value="757">
            <text:p>757,00</text:p>
          </table:table-cell>
          <table:table-cell table:style-name="ce23" table:formula="of:=([.E3]+[.E31]+[.E31])/3" office:value-type="float" office:value="112283.333333333">
            <text:p>112283,33</text:p>
          </table:table-cell>
          <table:table-cell table:formula="of:=([.F3]+[.F31]+[.F31])/3" office:value-type="float" office:value="276.171814651333">
            <text:p>276,1718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23" table:formula="of:=([.D4]+[.D32]+[.D32])/3" office:value-type="float" office:value="61.3333333333333">
            <text:p>61,33</text:p>
          </table:table-cell>
          <table:table-cell table:style-name="ce23" table:formula="of:=([.E4]+[.E32]+[.E32])/3" office:value-type="float" office:value="33648.3333333333">
            <text:p>33648,33</text:p>
          </table:table-cell>
          <table:table-cell table:formula="of:=([.F4]+[.F32]+[.F32])/3" office:value-type="float" office:value="1.33252465733333">
            <text:p>1,3325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23" table:formula="of:=([.D5]+[.D33]+[.D33])/3" office:value-type="float" office:value="18">
            <text:p>18,00</text:p>
          </table:table-cell>
          <table:table-cell table:style-name="ce23" table:formula="of:=([.E5]+[.E33]+[.E33])/3" office:value-type="float" office:value="29234.6666666667">
            <text:p>29234,67</text:p>
          </table:table-cell>
          <table:table-cell table:formula="of:=([.F5]+[.F33]+[.F33])/3" office:value-type="float" office:value="0.280257158666667">
            <text:p>0,2803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23" table:formula="of:=([.D6]+[.D34]+[.D34])/3" office:value-type="float" office:value="28">
            <text:p>28,00</text:p>
          </table:table-cell>
          <table:table-cell table:style-name="ce23" table:formula="of:=([.E6]+[.E34]+[.E34])/3" office:value-type="float" office:value="16741.3333333333">
            <text:p>16741,33</text:p>
          </table:table-cell>
          <table:table-cell table:formula="of:=([.F6]+[.F34]+[.F34])/3" office:value-type="float" office:value="0.207905863333333">
            <text:p>0,2079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23" table:formula="of:=([.D7]+[.D35]+[.D35])/3" office:value-type="float" office:value="59.6666666666667">
            <text:p>59,67</text:p>
          </table:table-cell>
          <table:table-cell table:style-name="ce23" table:formula="of:=([.E7]+[.E35]+[.E35])/3" office:value-type="float" office:value="28704.3333333333">
            <text:p>28704,33</text:p>
          </table:table-cell>
          <table:table-cell table:formula="of:=([.F7]+[.F35]+[.F35])/3" office:value-type="float" office:value="1.029983598">
            <text:p>1,030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23" table:formula="of:=([.D8]+[.D36]+[.D36])/3" office:value-type="float" office:value="31519">
            <text:p>31519,00</text:p>
          </table:table-cell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23" table:formula="of:=([.D9]+[.D37]+[.D37])/3" office:value-type="float" office:value="38.6666666666667">
            <text:p>38,67</text:p>
          </table:table-cell>
          <table:table-cell table:style-name="ce23" table:formula="of:=([.E9]+[.E37]+[.E37])/3" office:value-type="float" office:value="111872">
            <text:p>111872,00</text:p>
          </table:table-cell>
          <table:table-cell table:formula="of:=([.F9]+[.F37]+[.F37])/3" office:value-type="float" office:value="33.872051824">
            <text:p>33,8721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23" table:formula="of:=([.D10]+[.D38]+[.D38])/3" office:value-type="float" office:value="34">
            <text:p>34,00</text:p>
          </table:table-cell>
          <table:table-cell table:style-name="ce23" table:formula="of:=([.E10]+[.E38]+[.E38])/3" office:value-type="float" office:value="105977.333333333">
            <text:p>105977,33</text:p>
          </table:table-cell>
          <table:table-cell table:formula="of:=([.F10]+[.F38]+[.F38])/3" office:value-type="float" office:value="14.8620179363333">
            <text:p>14,862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23" table:formula="of:=([.D11]+[.D39]+[.D39])/3" office:value-type="float" office:value="74">
            <text:p>74,00</text:p>
          </table:table-cell>
          <table:table-cell table:style-name="ce23" table:formula="of:=([.E11]+[.E39]+[.E39])/3" office:value-type="float" office:value="38997.6666666667">
            <text:p>38997,67</text:p>
          </table:table-cell>
          <table:table-cell table:formula="of:=([.F11]+[.F39]+[.F39])/3" office:value-type="float" office:value="1.59221037366667">
            <text:p>1,5922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2]+[.D40]+[.D40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23" table:formula="of:=([.D13]+[.D41]+[.D41])/3" office:value-type="float" office:value="129">
            <text:p>129,00</text:p>
          </table:table-cell>
          <table:table-cell table:style-name="ce23" table:formula="of:=([.E13]+[.E41]+[.E41])/3" office:value-type="float" office:value="129624.666666667">
            <text:p>129624,67</text:p>
          </table:table-cell>
          <table:table-cell table:formula="of:=([.F13]+[.F41]+[.F41])/3" office:value-type="float" office:value="59.959934221">
            <text:p>59,9599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23" table:formula="of:=([.D14]+[.D42]+[.D42])/3" office:value-type="float" office:value="56">
            <text:p>56,00</text:p>
          </table:table-cell>
          <table:table-cell table:style-name="ce23" table:formula="of:=([.E14]+[.E42]+[.E42])/3" office:value-type="float" office:value="44982.3333333333">
            <text:p>44982,33</text:p>
          </table:table-cell>
          <table:table-cell table:formula="of:=([.F14]+[.F42]+[.F42])/3" office:value-type="float" office:value="1.427102202">
            <text:p>1,4271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23" table:formula="of:=([.D15]+[.D43]+[.D43])/3" office:value-type="float" office:value="39.3333333333333">
            <text:p>39,33</text:p>
          </table:table-cell>
          <table:table-cell table:style-name="ce23" table:formula="of:=([.E15]+[.E43]+[.E43])/3" office:value-type="float" office:value="145431.333333333">
            <text:p>145431,33</text:p>
          </table:table-cell>
          <table:table-cell table:formula="of:=([.F15]+[.F43]+[.F43])/3" office:value-type="float" office:value="32.1413259226667">
            <text:p>32,1413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23" table:formula="of:=([.D16]+[.D44]+[.D44])/3" office:value-type="float" office:value="106">
            <text:p>106,00</text:p>
          </table:table-cell>
          <table:table-cell table:style-name="ce23" table:formula="of:=([.E16]+[.E44]+[.E44])/3" office:value-type="float" office:value="44993">
            <text:p>44993,00</text:p>
          </table:table-cell>
          <table:table-cell table:formula="of:=([.F16]+[.F44]+[.F44])/3" office:value-type="float" office:value="4.50004341566667">
            <text:p>4,5000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23" table:formula="of:=([.D17]+[.D45]+[.D45])/3" office:value-type="float" office:value="68.3333333333333">
            <text:p>68,33</text:p>
          </table:table-cell>
          <table:table-cell table:style-name="ce23" table:formula="of:=([.E17]+[.E45]+[.E45])/3" office:value-type="float" office:value="51422">
            <text:p>51422,00</text:p>
          </table:table-cell>
          <table:table-cell table:formula="of:=([.F17]+[.F45]+[.F45])/3" office:value-type="float" office:value="4.111107743">
            <text:p>4,111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8]+[.D46]+[.D46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23" table:formula="of:=([.D19]+[.D47]+[.D47])/3" office:value-type="float" office:value="130">
            <text:p>130,00</text:p>
          </table:table-cell>
          <table:table-cell table:style-name="ce23" table:formula="of:=([.E19]+[.E47]+[.E47])/3" office:value-type="float" office:value="98916.6666666667">
            <text:p>98916,67</text:p>
          </table:table-cell>
          <table:table-cell table:formula="of:=([.F19]+[.F47]+[.F47])/3" office:value-type="float" office:value="35.3550510413333">
            <text:p>35,3551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3" table:formula="of:=([.D20]+[.D48]+[.D48])/3" office:value-type="float" office:value="6">
            <text:p>6,00</text:p>
          </table:table-cell>
          <table:table-cell table:style-name="ce23" table:formula="of:=([.E20]+[.E48]+[.E48])/3" office:value-type="float" office:value="735.333333333333">
            <text:p>735,33</text:p>
          </table:table-cell>
          <table:table-cell table:formula="of:=([.F20]+[.F48]+[.F48])/3" office:value-type="float" office:value="0.00772937633333333">
            <text:p>0,0077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23" table:formula="of:=([.D21]+[.D49]+[.D49])/3" office:value-type="float" office:value="43">
            <text:p>43,00</text:p>
          </table:table-cell>
          <table:table-cell table:style-name="ce23" table:formula="of:=([.E21]+[.E49]+[.E49])/3" office:value-type="float" office:value="178548.333333333">
            <text:p>178548,33</text:p>
          </table:table-cell>
          <table:table-cell table:formula="of:=([.F21]+[.F49]+[.F49])/3" office:value-type="float" office:value="177.344617865333">
            <text:p>177,3446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23" table:formula="of:=([.D22]+[.D50]+[.D50])/3" office:value-type="float" office:value="98.6666666666667">
            <text:p>98,67</text:p>
          </table:table-cell>
          <table:table-cell table:style-name="ce23" table:formula="of:=([.E22]+[.E50]+[.E50])/3" office:value-type="float" office:value="76224.6666666667">
            <text:p>76224,67</text:p>
          </table:table-cell>
          <table:table-cell table:formula="of:=([.F22]+[.F50]+[.F50])/3" office:value-type="float" office:value="23.038297804">
            <text:p>23,0383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23" table:formula="of:=([.D23]+[.D51]+[.D51])/3" office:value-type="float" office:value="64.3333333333333">
            <text:p>64,33</text:p>
          </table:table-cell>
          <table:table-cell table:style-name="ce23" table:formula="of:=([.E23]+[.E51]+[.E51])/3" office:value-type="float" office:value="52523">
            <text:p>52523,00</text:p>
          </table:table-cell>
          <table:table-cell table:formula="of:=([.F23]+[.F51]+[.F51])/3" office:value-type="float" office:value="1.979050959">
            <text:p>1,9791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23" table:formula="of:=([.D24]+[.D52]+[.D52])/3" office:value-type="float" office:value="123.333333333333">
            <text:p>123,33</text:p>
          </table:table-cell>
          <table:table-cell table:style-name="ce23" table:formula="of:=([.E24]+[.E52]+[.E52])/3" office:value-type="float" office:value="62878.6666666667">
            <text:p>62878,67</text:p>
          </table:table-cell>
          <table:table-cell table:formula="of:=([.F24]+[.F52]+[.F52])/3" office:value-type="float" office:value="17.8881122196667">
            <text:p>17,8881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23" table:formula="of:=([.D25]+[.D53]+[.D53])/3" office:value-type="float" office:value="143.333333333333">
            <text:p>143,33</text:p>
          </table:table-cell>
          <table:table-cell table:style-name="ce23" table:formula="of:=([.E25]+[.E53]+[.E53])/3" office:value-type="float" office:value="68164.6666666667">
            <text:p>68164,67</text:p>
          </table:table-cell>
          <table:table-cell table:formula="of:=([.F25]+[.F53]+[.F53])/3" office:value-type="float" office:value="15.423749496">
            <text:p>15,4237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23" table:formula="of:=([.D26]+[.D54]+[.D54])/3" office:value-type="float" office:value="42">
            <text:p>42,00</text:p>
          </table:table-cell>
          <table:table-cell table:style-name="ce23" table:formula="of:=([.E26]+[.E54]+[.E54])/3" office:value-type="float" office:value="171610.333333333">
            <text:p>171610,33</text:p>
          </table:table-cell>
          <table:table-cell table:formula="of:=([.F26]+[.F54]+[.F54])/3" office:value-type="float" office:value="76.304787851">
            <text:p>76,3048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55])/3" office:value-type="float" office:value="40957">
            <text:p>40957,00</text:p>
          </table:table-cell>
          <table:table-cell table:style-name="ce24"/>
          <table:table-cell table:style-name="ce11"/>
          <table:table-cell table:number-columns-repeated="2"/>
        </table:table-row>
      </table:table>
      <table:table table:name="ISiftingNR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0"/>
        <table:table-row table:style-name="ro4">
          <table:table-cell table:style-name="ce1" office:value-type="string" table:number-columns-spanned="6" table:number-rows-spanned="1">
            <text:p>Benchmark using Sifting algorithm (iterations = 100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421876586">
            <text:p>11,4219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803783627">
            <text:p>0,8038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81293722">
            <text:p>0,2813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40761829">
            <text:p>0,2408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525615847">
            <text:p>0,5256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office:value-type="float" office:value="209.033803706">
            <text:p>209,0338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60147265">
            <text:p>1,7601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48317103">
            <text:p>1,3483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64560949">
            <text:p>0,6646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159379833">
            <text:p>37,1594</text:p>
          </table:table-cell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676870656">
            <text:p>2,6769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65356414">
            <text:p>0,6654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992932698">
            <text:p>1,9929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594105815">
            <text:p>1,5941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89074457">
            <text:p>0,6891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6.966729401">
            <text:p>36,9667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807935064">
            <text:p>1,8079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8421393">
            <text:p>0,008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95528408">
            <text:p>2,6955</text:p>
          </table:table-cell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06182504">
            <text:p>5,5062</text:p>
          </table:table-cell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1.000852972">
            <text:p>1,000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174754">
            <text:p>1,1748</text:p>
          </table:table-cell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913565977">
            <text:p>1,9136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79757182">
            <text:p>1,9798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40109">
            <text:p>140109</text:p>
          </table:table-cell>
          <table:table-cell table:style-name="ce11" office:value-type="float" office:value="37.646989767">
            <text:p>37,6470</text:p>
          </table:table-cell>
        </table:table-row>
      </table:table>
      <table:table table:name="ISifting" table:style-name="ta1">
        <table:table-column table:style-name="co1" table:default-cell-style-name="ce17"/>
        <table:table-column table:style-name="co9" table:default-cell-style-name="ce21"/>
        <table:table-column table:style-name="co3" table:default-cell-style-name="ce21"/>
        <table:table-column table:style-name="co4" table:default-cell-style-name="ce21"/>
        <table:table-column table:style-name="co28" table:default-cell-style-name="ce21"/>
        <table:table-column table:style-name="co7" table:default-cell-style-name="ce37"/>
        <table:table-row table:style-name="ro4">
          <table:table-cell table:style-name="ce31" office:value-type="string" table:number-columns-spanned="6" table:number-rows-spanned="1">
            <text:p>Isifting Algorithm seed=10 iterations=100 reinit_probability=0,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81">
            <text:p>198281</text:p>
          </table:table-cell>
          <table:table-cell office:value-type="float" office:value="11.208101246">
            <text:p>11,2081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62732414">
            <text:p>0,7627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51262709">
            <text:p>0,2513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28139397">
            <text:p>0,2281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72222947">
            <text:p>0,4722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4" office:value-type="float" office:value="558">
            <text:p>558</text:p>
          </table:table-cell>
          <table:table-cell office:value-type="float" office:value="377967">
            <text:p>377967</text:p>
          </table:table-cell>
          <table:table-cell table:style-name="ce38" office:value-type="float" office:value="211.228654111">
            <text:p>211,228654111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672675139">
            <text:p>1,6727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24267624">
            <text:p>1,3243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62205546">
            <text:p>0,6622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4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7.674875486">
            <text:p>37,674875486</text:p>
          </table:table-cell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551697104">
            <text:p>2,5517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28477246">
            <text:p>0,6285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897600543">
            <text:p>1,8976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97978057">
            <text:p>1,4980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63853147">
            <text:p>0,6639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858138375">
            <text:p>37,8581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84114997">
            <text:p>1,6841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952094">
            <text:p>0,0080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59377499">
            <text:p>2,6594</text:p>
          </table:table-cell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52640722">
            <text:p>5,5526</text:p>
          </table:table-cell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63211918">
            <text:p>0,9632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101670039">
            <text:p>1,1017</text:p>
          </table:table-cell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26542442">
            <text:p>1,8265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899581707">
            <text:p>1,8996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0109">
            <text:p>140109</text:p>
          </table:table-cell>
          <table:table-cell table:style-name="ce39" office:value-type="float" office:value="37.153377594">
            <text:p>37,1534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327489 iterations=100 reinit_probability=0,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206441142">
            <text:p>11,2064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80002966">
            <text:p>0,7800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49955671">
            <text:p>0,2500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28808032">
            <text:p>0,2288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91006628">
            <text:p>0,4910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4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38" office:value-type="float" office:value="207.910402532">
            <text:p>207,910402532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24196636">
            <text:p>1,7242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293568045">
            <text:p>1,2936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22965188">
            <text:p>0,6230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4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7.755350553">
            <text:p>37,755350553</text:p>
          </table:table-cell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572629169">
            <text:p>2,5726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54120329">
            <text:p>0,6541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878135735">
            <text:p>1,8781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89712998">
            <text:p>1,4897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60954007">
            <text:p>0,6610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771546676">
            <text:p>37,7715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72776753">
            <text:p>1,6728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8005739">
            <text:p>0,0080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2266388">
            <text:p>2,6227</text:p>
          </table:table-cell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465613025">
            <text:p>5,4656</text:p>
          </table:table-cell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40939326">
            <text:p>0,940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79505117">
            <text:p>1,0795</text:p>
          </table:table-cell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787086832">
            <text:p>1,7871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01798645">
            <text:p>1,9018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0109">
            <text:p>140109</text:p>
          </table:table-cell>
          <table:table-cell table:style-name="ce39" office:value-type="float" office:value="38.10639022">
            <text:p>38,1064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121481 iterations=100 reinit_probability=0,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table:style-name="ce40" office:value-type="float" office:value="11.120716261">
            <text:p>11,1207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table:style-name="ce40" office:value-type="float" office:value="0.764202564">
            <text:p>0,7642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table:style-name="ce40" office:value-type="float" office:value="0.24711879">
            <text:p>0,2471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table:style-name="ce40" office:value-type="float" office:value="0.220315304">
            <text:p>0,2203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table:style-name="ce40" office:value-type="float" office:value="0.480362724">
            <text:p>0,4804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4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40" office:value-type="float" office:value="211.198807816">
            <text:p>211,1988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table:style-name="ce40" office:value-type="float" office:value="1.720238379">
            <text:p>1,7202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table:style-name="ce40" office:value-type="float" office:value="1.285372058">
            <text:p>1,2854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table:style-name="ce40" office:value-type="float" office:value="0.610488983">
            <text:p>0,610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4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40" office:value-type="float" office:value="37.31102553">
            <text:p>37,3110</text:p>
          </table:table-cell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table:style-name="ce40" office:value-type="float" office:value="2.595171207">
            <text:p>2,5952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table:style-name="ce40" office:value-type="float" office:value="0.638383978">
            <text:p>0,6384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table:style-name="ce40" office:value-type="float" office:value="1.902262222">
            <text:p>1,9023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table:style-name="ce40" office:value-type="float" office:value="1.503454545">
            <text:p>1,5035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table:style-name="ce40" office:value-type="float" office:value="0.666485142">
            <text:p>0,6665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40" office:value-type="float" office:value="38.038482185">
            <text:p>38,0385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table:style-name="ce40" office:value-type="float" office:value="1.683743206">
            <text:p>1,6837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table:style-name="ce40" office:value-type="float" office:value="0.008291144">
            <text:p>0,0083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table:style-name="ce40" office:value-type="float" office:value="2.636653403">
            <text:p>2,6367</text:p>
          </table:table-cell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table:style-name="ce40" office:value-type="float" office:value="5.849653254">
            <text:p>5,8497</text:p>
          </table:table-cell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table:style-name="ce40" office:value-type="float" office:value="1.04568191">
            <text:p>1,0457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table:style-name="ce40" office:value-type="float" office:value="1.149355702">
            <text:p>1,1494</text:p>
          </table:table-cell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table:style-name="ce40" office:value-type="float" office:value="1.908663968">
            <text:p>1,9087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table:style-name="ce40" office:value-type="float" office:value="1.99888065">
            <text:p>1,998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0109">
            <text:p>140109</text:p>
          </table:table-cell>
          <table:table-cell table:style-name="ce41" office:value-type="float" office:value="37.308300575">
            <text:p>37,3083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(Avg,)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35" table:formula="of:=([.D3]+[.D31]+[.D59])/3" office:value-type="float" office:value="191">
            <text:p>191,00</text:p>
          </table:table-cell>
          <table:table-cell table:style-name="ce35" table:formula="of:=([.E3]+[.E31]+[.E59])/3" office:value-type="float" office:value="198287.666666667">
            <text:p>198287,67</text:p>
          </table:table-cell>
          <table:table-cell table:formula="of:=([.F3]+[.F31]+[.F59])/3" office:value-type="float" office:value="11.1784195496667">
            <text:p>11,1784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35" table:formula="of:=([.D4]+[.D32]+[.D60])/3" office:value-type="float" office:value="46">
            <text:p>46,00</text:p>
          </table:table-cell>
          <table:table-cell table:style-name="ce35" table:formula="of:=([.E4]+[.E32]+[.E60])/3" office:value-type="float" office:value="54372">
            <text:p>54372,00</text:p>
          </table:table-cell>
          <table:table-cell table:formula="of:=([.F4]+[.F32]+[.F60])/3" office:value-type="float" office:value="0.768979314666667">
            <text:p>0,7690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35" table:formula="of:=([.D5]+[.D33]+[.D61])/3" office:value-type="float" office:value="18">
            <text:p>18,00</text:p>
          </table:table-cell>
          <table:table-cell table:style-name="ce35" table:formula="of:=([.E5]+[.E33]+[.E61])/3" office:value-type="float" office:value="48000">
            <text:p>48000,00</text:p>
          </table:table-cell>
          <table:table-cell table:formula="of:=([.F5]+[.F33]+[.F61])/3" office:value-type="float" office:value="0.249445723333333">
            <text:p>0,2494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35" table:formula="of:=([.D6]+[.D34]+[.D62])/3" office:value-type="float" office:value="25">
            <text:p>25,00</text:p>
          </table:table-cell>
          <table:table-cell table:style-name="ce35" table:formula="of:=([.E6]+[.E34]+[.E62])/3" office:value-type="float" office:value="26386">
            <text:p>26386,00</text:p>
          </table:table-cell>
          <table:table-cell table:formula="of:=([.F6]+[.F34]+[.F62])/3" office:value-type="float" office:value="0.225754244333333">
            <text:p>0,2258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35" table:formula="of:=([.D7]+[.D35]+[.D63])/3" office:value-type="float" office:value="32">
            <text:p>32,00</text:p>
          </table:table-cell>
          <table:table-cell table:style-name="ce35" table:formula="of:=([.E7]+[.E35]+[.E63])/3" office:value-type="float" office:value="48005">
            <text:p>48005,00</text:p>
          </table:table-cell>
          <table:table-cell table:formula="of:=([.F7]+[.F35]+[.F63])/3" office:value-type="float" office:value="0.481197433">
            <text:p>0,4812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5" table:formula="of:=([.D8]+[.D36]+[.D64])/3" office:value-type="float" office:value="558">
            <text:p>558,00</text:p>
          </table:table-cell>
          <table:table-cell table:style-name="ce35" table:formula="of:=([.E8]+[.E36]+[.E64])/3" office:value-type="float" office:value="377978.333333333">
            <text:p>377978,33</text:p>
          </table:table-cell>
          <table:table-cell table:formula="of:=([.F8]+[.F36]+[.F64])/3" office:value-type="float" office:value="210.112621486333">
            <text:p>210,1126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35" table:formula="of:=([.D9]+[.D37]+[.D65])/3" office:value-type="float" office:value="35">
            <text:p>35,00</text:p>
          </table:table-cell>
          <table:table-cell table:style-name="ce35" table:formula="of:=([.E9]+[.E37]+[.E65])/3" office:value-type="float" office:value="211276">
            <text:p>211276,00</text:p>
          </table:table-cell>
          <table:table-cell table:formula="of:=([.F9]+[.F37]+[.F65])/3" office:value-type="float" office:value="1.70570338466667">
            <text:p>1,7057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35" table:formula="of:=([.D10]+[.D38]+[.D66])/3" office:value-type="float" office:value="34">
            <text:p>34,00</text:p>
          </table:table-cell>
          <table:table-cell table:style-name="ce35" table:formula="of:=([.E10]+[.E38]+[.E66])/3" office:value-type="float" office:value="198400">
            <text:p>198400,00</text:p>
          </table:table-cell>
          <table:table-cell table:formula="of:=([.F10]+[.F38]+[.F66])/3" office:value-type="float" office:value="1.30106924233333">
            <text:p>1,3011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35" table:formula="of:=([.D11]+[.D39]+[.D67])/3" office:value-type="float" office:value="37">
            <text:p>37,00</text:p>
          </table:table-cell>
          <table:table-cell table:style-name="ce35" table:formula="of:=([.E11]+[.E39]+[.E67])/3" office:value-type="float" office:value="68401">
            <text:p>68401,00</text:p>
          </table:table-cell>
          <table:table-cell table:formula="of:=([.F11]+[.F39]+[.F67])/3" office:value-type="float" office:value="0.631886572333333">
            <text:p>0,6319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5" table:formula="of:=([.D12]+[.D40]+[.D68])/3" office:value-type="float" office:value="55">
            <text:p>55,00</text:p>
          </table:table-cell>
          <table:table-cell table:style-name="ce35" table:formula="of:=([.E12]+[.E40]+[.E68])/3" office:value-type="float" office:value="140109">
            <text:p>140109,00</text:p>
          </table:table-cell>
          <table:table-cell table:formula="of:=([.F12]+[.F40]+[.F68])/3" office:value-type="float" office:value="37.5804171896667">
            <text:p>37,5804</text:p>
          </table:table-cell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35" table:formula="of:=([.D13]+[.D41]+[.D69])/3" office:value-type="float" office:value="68">
            <text:p>68,00</text:p>
          </table:table-cell>
          <table:table-cell table:style-name="ce35" table:formula="of:=([.E13]+[.E41]+[.E69])/3" office:value-type="float" office:value="222711">
            <text:p>222711,00</text:p>
          </table:table-cell>
          <table:table-cell table:formula="of:=([.F13]+[.F41]+[.F69])/3" office:value-type="float" office:value="2.57316582666667">
            <text:p>2,5732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35" table:formula="of:=([.D14]+[.D42]+[.D70])/3" office:value-type="float" office:value="32">
            <text:p>32,00</text:p>
          </table:table-cell>
          <table:table-cell table:style-name="ce35" table:formula="of:=([.E14]+[.E42]+[.E70])/3" office:value-type="float" office:value="75997">
            <text:p>75997,00</text:p>
          </table:table-cell>
          <table:table-cell table:formula="of:=([.F14]+[.F42]+[.F70])/3" office:value-type="float" office:value="0.640327184333333">
            <text:p>0,6403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35" table:formula="of:=([.D15]+[.D43]+[.D71])/3" office:value-type="float" office:value="39">
            <text:p>39,00</text:p>
          </table:table-cell>
          <table:table-cell table:style-name="ce35" table:formula="of:=([.E15]+[.E43]+[.E71])/3" office:value-type="float" office:value="266401">
            <text:p>266401,00</text:p>
          </table:table-cell>
          <table:table-cell table:formula="of:=([.F15]+[.F43]+[.F71])/3" office:value-type="float" office:value="1.89266616666667">
            <text:p>1,8927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35" table:formula="of:=([.D16]+[.D44]+[.D72])/3" office:value-type="float" office:value="66">
            <text:p>66,00</text:p>
          </table:table-cell>
          <table:table-cell table:style-name="ce35" table:formula="of:=([.E16]+[.E44]+[.E72])/3" office:value-type="float" office:value="75942">
            <text:p>75942,00</text:p>
          </table:table-cell>
          <table:table-cell table:formula="of:=([.F16]+[.F44]+[.F72])/3" office:value-type="float" office:value="1.49704853333333">
            <text:p>1,4970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35" table:formula="of:=([.D17]+[.D45]+[.D73])/3" office:value-type="float" office:value="34">
            <text:p>34,00</text:p>
          </table:table-cell>
          <table:table-cell table:style-name="ce35" table:formula="of:=([.E17]+[.E45]+[.E73])/3" office:value-type="float" office:value="84012">
            <text:p>84012,00</text:p>
          </table:table-cell>
          <table:table-cell table:formula="of:=([.F17]+[.F45]+[.F73])/3" office:value-type="float" office:value="0.663764098666667">
            <text:p>0,6638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35" table:formula="of:=([.D18]+[.D46]+[.D74])/3" office:value-type="float" office:value="55">
            <text:p>55,00</text:p>
          </table:table-cell>
          <table:table-cell table:style-name="ce35" table:formula="of:=([.E18]+[.E46]+[.E74])/3" office:value-type="float" office:value="140109">
            <text:p>140109,00</text:p>
          </table:table-cell>
          <table:table-cell table:formula="of:=([.F18]+[.F46]+[.F74])/3" office:value-type="float" office:value="37.8893890786667">
            <text:p>37,8894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35" table:formula="of:=([.D19]+[.D47]+[.D75])/3" office:value-type="float" office:value="60">
            <text:p>60,00</text:p>
          </table:table-cell>
          <table:table-cell table:style-name="ce35" table:formula="of:=([.E19]+[.E47]+[.E75])/3" office:value-type="float" office:value="173661">
            <text:p>173661,00</text:p>
          </table:table-cell>
          <table:table-cell table:formula="of:=([.F19]+[.F47]+[.F75])/3" office:value-type="float" office:value="1.680211652">
            <text:p>1,6802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35" table:formula="of:=([.D20]+[.D48]+[.D76])/3" office:value-type="float" office:value="6">
            <text:p>6,00</text:p>
          </table:table-cell>
          <table:table-cell table:style-name="ce35" table:formula="of:=([.E20]+[.E48]+[.E76])/3" office:value-type="float" office:value="1200">
            <text:p>1200,00</text:p>
          </table:table-cell>
          <table:table-cell table:formula="of:=([.F20]+[.F48]+[.F76])/3" office:value-type="float" office:value="0.00808299233333333">
            <text:p>0,0081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35" table:formula="of:=([.D21]+[.D49]+[.D77])/3" office:value-type="float" office:value="43">
            <text:p>43,00</text:p>
          </table:table-cell>
          <table:table-cell table:style-name="ce35" table:formula="of:=([.E21]+[.E49]+[.E77])/3" office:value-type="float" office:value="328000">
            <text:p>328000,00</text:p>
          </table:table-cell>
          <table:table-cell table:formula="of:=([.F21]+[.F49]+[.F77])/3" office:value-type="float" office:value="2.63956492733333">
            <text:p>2,6396</text:p>
          </table:table-cell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35" table:formula="of:=([.D22]+[.D50]+[.D78])/3" office:value-type="float" office:value="47">
            <text:p>47,00</text:p>
          </table:table-cell>
          <table:table-cell table:style-name="ce35" table:formula="of:=([.E22]+[.E50]+[.E78])/3" office:value-type="float" office:value="126066">
            <text:p>126066,00</text:p>
          </table:table-cell>
          <table:table-cell table:formula="of:=([.F22]+[.F50]+[.F78])/3" office:value-type="float" office:value="5.622635667">
            <text:p>5,6226</text:p>
          </table:table-cell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35" table:formula="of:=([.D23]+[.D51]+[.D79])/3" office:value-type="float" office:value="44">
            <text:p>44,00</text:p>
          </table:table-cell>
          <table:table-cell table:style-name="ce35" table:formula="of:=([.E23]+[.E51]+[.E79])/3" office:value-type="float" office:value="83970">
            <text:p>83970,00</text:p>
          </table:table-cell>
          <table:table-cell table:formula="of:=([.F23]+[.F51]+[.F79])/3" office:value-type="float" office:value="0.983277718">
            <text:p>0,9833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35" table:formula="of:=([.D24]+[.D52]+[.D80])/3" office:value-type="float" office:value="42">
            <text:p>42,00</text:p>
          </table:table-cell>
          <table:table-cell table:style-name="ce35" table:formula="of:=([.E24]+[.E52]+[.E80])/3" office:value-type="float" office:value="110400">
            <text:p>110400,00</text:p>
          </table:table-cell>
          <table:table-cell table:formula="of:=([.F24]+[.F52]+[.F80])/3" office:value-type="float" office:value="1.11017695266667">
            <text:p>1,1102</text:p>
          </table:table-cell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35" table:formula="of:=([.D25]+[.D53]+[.D81])/3" office:value-type="float" office:value="52">
            <text:p>52,00</text:p>
          </table:table-cell>
          <table:table-cell table:style-name="ce35" table:formula="of:=([.E25]+[.E53]+[.E81])/3" office:value-type="float" office:value="117483">
            <text:p>117483,00</text:p>
          </table:table-cell>
          <table:table-cell table:formula="of:=([.F25]+[.F53]+[.F81])/3" office:value-type="float" office:value="1.840764414">
            <text:p>1,8408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35" table:formula="of:=([.D26]+[.D54]+[.D82])/3" office:value-type="float" office:value="42">
            <text:p>42,00</text:p>
          </table:table-cell>
          <table:table-cell table:style-name="ce35" table:formula="of:=([.E26]+[.E54]+[.E82])/3" office:value-type="float" office:value="312000">
            <text:p>312000,00</text:p>
          </table:table-cell>
          <table:table-cell table:formula="of:=([.F26]+[.F54]+[.F82])/3" office:value-type="float" office:value="1.933420334">
            <text:p>1,9334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36" table:formula="of:=([.D27]+[.D55]+[.D83])/3" office:value-type="float" office:value="55">
            <text:p>55,00</text:p>
          </table:table-cell>
          <table:table-cell table:style-name="ce36" table:formula="of:=([.E27]+[.E55]+[.E83])/3" office:value-type="float" office:value="140109">
            <text:p>140109,00</text:p>
          </table:table-cell>
          <table:table-cell table:style-name="ce39" table:formula="of:=([.F27]+[.F55]+[.F83])/3" office:value-type="float" office:value="37.522689463">
            <text:p>37,5227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O3:Comparison.O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.091cm" svg:y="1.623cm">
            <draw:object draw:notify-on-update-of-ranges="Comparison.C2:Comparison.O2 Comparison.C28:Comparison.O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row table:style-name="ro4">
          <table:table-cell table:style-name="ce48" office:value-type="string" table:number-columns-spanned="15" table:number-rows-spanned="1">
            <text:p>Size obtained in each reduction process</text:p>
          </table:table-cell>
          <table:covered-table-cell table:number-columns-repeated="14" table:style-name="ce52"/>
        </table:table-row>
        <table:table-row table:style-name="ro1">
          <table:table-cell table:style-name="ce49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 K=2</text:p>
          </table:table-cell>
          <table:table-cell table:style-name="ce6" office:value-type="string">
            <text:p>WP K=3</text:p>
          </table:table-cell>
          <table:table-cell table:style-name="ce6" office:value-type="string">
            <text:p>WP K=4</text:p>
          </table:table-cell>
          <table:table-cell table:style-name="ce6" office:value-type="string">
            <text:p>WP K=5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6" office:value-type="string">
            <text:p>Isifting</text:p>
          </table:table-cell>
        </table:table-row>
        <table:table-row table:style-name="ro1">
          <table:table-cell table:style-name="ce50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23" table:formula="of:=['Sifting (random variable order)'.D87]" office:value-type="float" office:value="249">
            <text:p>249,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23" table:formula="of:=[RandomSwapper.D87]" office:value-type="float" office:value="1063">
            <text:p>1063,00</text:p>
          </table:table-cell>
          <table:table-cell table:style-name="ce23" table:formula="of:=['Genetic Algorithm (pop=8, Ngen=100)'.D87]" office:value-type="float" office:value="992.666666666667">
            <text:p>992,67</text:p>
          </table:table-cell>
          <table:table-cell table:style-name="ce23" table:formula="of:=['Memetic Algorithm (pop=20, Ngen=100)'.D87]" office:value-type="float" office:value="757">
            <text:p>757,00</text:p>
          </table:table-cell>
          <table:table-cell table:style-name="ce23" table:formula="of:=[ISiftingNR.D3]" office:value-type="float" office:value="191">
            <text:p>191,00</text:p>
          </table:table-cell>
          <table:table-cell table:style-name="ce23" table:formula="of:=[ISifting.D87]" office:value-type="float" office:value="191">
            <text:p>191,00</text:p>
          </table:table-cell>
        </table:table-row>
        <table:table-row table:style-name="ro1">
          <table:table-cell table:style-name="ce50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23" table:formula="of:=['Sifting (random variable order)'.D88]" office:value-type="float" office:value="50.3333333333333">
            <text:p>50,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23" table:formula="of:=[RandomSwapper.D88]" office:value-type="float" office:value="80">
            <text:p>80,00</text:p>
          </table:table-cell>
          <table:table-cell table:style-name="ce23" table:formula="of:=['Genetic Algorithm (pop=8, Ngen=100)'.D88]" office:value-type="float" office:value="69.3333333333333">
            <text:p>69,33</text:p>
          </table:table-cell>
          <table:table-cell table:style-name="ce23" table:formula="of:=['Memetic Algorithm (pop=20, Ngen=100)'.D88]" office:value-type="float" office:value="61.3333333333333">
            <text:p>61,33</text:p>
          </table:table-cell>
          <table:table-cell table:style-name="ce23" table:formula="of:=[ISiftingNR.D4]" office:value-type="float" office:value="46">
            <text:p>46,00</text:p>
          </table:table-cell>
          <table:table-cell table:style-name="ce23" table:formula="of:=[ISifting.D88]" office:value-type="float" office:value="46">
            <text:p>46,00</text:p>
          </table:table-cell>
        </table:table-row>
        <table:table-row table:style-name="ro1">
          <table:table-cell table:style-name="ce50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23" table:formula="of:=['Sifting (random variable order)'.D89]" office:value-type="float" office:value="18">
            <text:p>18,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23" table:formula="of:=[RandomSwapper.D89]" office:value-type="float" office:value="18">
            <text:p>18,00</text:p>
          </table:table-cell>
          <table:table-cell table:style-name="ce23" table:formula="of:=['Genetic Algorithm (pop=8, Ngen=100)'.D89]" office:value-type="float" office:value="18">
            <text:p>18,00</text:p>
          </table:table-cell>
          <table:table-cell table:style-name="ce23" table:formula="of:=['Memetic Algorithm (pop=20, Ngen=100)'.D89]" office:value-type="float" office:value="18">
            <text:p>18,00</text:p>
          </table:table-cell>
          <table:table-cell table:style-name="ce23" table:formula="of:=[ISiftingNR.D5]" office:value-type="float" office:value="18">
            <text:p>18,00</text:p>
          </table:table-cell>
          <table:table-cell table:style-name="ce23" table:formula="of:=[ISifting.D89]" office:value-type="float" office:value="18">
            <text:p>18,00</text:p>
          </table:table-cell>
        </table:table-row>
        <table:table-row table:style-name="ro1">
          <table:table-cell table:style-name="ce50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23" table:formula="of:=['Sifting (random variable order)'.D90]" office:value-type="float" office:value="25.6666666666667">
            <text:p>25,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23" table:formula="of:=[RandomSwapper.D90]" office:value-type="float" office:value="26.3333333333333">
            <text:p>26,33</text:p>
          </table:table-cell>
          <table:table-cell table:style-name="ce23" table:formula="of:=['Genetic Algorithm (pop=8, Ngen=100)'.D90]" office:value-type="float" office:value="28">
            <text:p>28,00</text:p>
          </table:table-cell>
          <table:table-cell table:style-name="ce23" table:formula="of:=['Memetic Algorithm (pop=20, Ngen=100)'.D90]" office:value-type="float" office:value="28">
            <text:p>28,00</text:p>
          </table:table-cell>
          <table:table-cell table:style-name="ce23" table:formula="of:=[ISiftingNR.D6]" office:value-type="float" office:value="25">
            <text:p>25,00</text:p>
          </table:table-cell>
          <table:table-cell table:style-name="ce23" table:formula="of:=[ISifting.D90]" office:value-type="float" office:value="25">
            <text:p>25,00</text:p>
          </table:table-cell>
        </table:table-row>
        <table:table-row table:style-name="ro1">
          <table:table-cell table:style-name="ce50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23" table:formula="of:=['Sifting (random variable order)'.D91]" office:value-type="float" office:value="32">
            <text:p>32,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23" table:formula="of:=[RandomSwapper.D91]" office:value-type="float" office:value="37.3333333333333">
            <text:p>37,33</text:p>
          </table:table-cell>
          <table:table-cell table:style-name="ce23" table:formula="of:=['Genetic Algorithm (pop=8, Ngen=100)'.D91]" office:value-type="float" office:value="34">
            <text:p>34,00</text:p>
          </table:table-cell>
          <table:table-cell table:style-name="ce23" table:formula="of:=['Memetic Algorithm (pop=20, Ngen=100)'.D91]" office:value-type="float" office:value="59.6666666666667">
            <text:p>59,67</text:p>
          </table:table-cell>
          <table:table-cell table:style-name="ce23" table:formula="of:=[ISiftingNR.D7]" office:value-type="float" office:value="32">
            <text:p>32,00</text:p>
          </table:table-cell>
          <table:table-cell table:style-name="ce23" table:formula="of:=[ISifting.D91]" office:value-type="float" office:value="32">
            <text:p>32,00</text:p>
          </table:table-cell>
        </table:table-row>
        <table:table-row table:style-name="ro1">
          <table:table-cell table:style-name="ce50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23" table:formula="of:=['Sifting (random variable order)'.D92]" office:value-type="float" office:value="8096.66666666667">
            <text:p>8096,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23" table:formula="of:=[RandomSwapper.D92]" office:value-type="float" office:value="31154.3333333333">
            <text:p>31154,33</text:p>
          </table:table-cell>
          <table:table-cell table:style-name="ce23" table:formula="of:=['Genetic Algorithm (pop=8, Ngen=100)'.D92]" office:value-type="float" office:value="31519">
            <text:p>31519,00</text:p>
          </table:table-cell>
          <table:table-cell table:style-name="ce23" table:formula="of:=['Memetic Algorithm (pop=20, Ngen=100)'.D92]" office:value-type="float" office:value="31519">
            <text:p>31519,00</text:p>
          </table:table-cell>
          <table:table-cell table:style-name="ce23" table:formula="of:=[ISiftingNR.D8]" office:value-type="float" office:value="558">
            <text:p>558,00</text:p>
          </table:table-cell>
          <table:table-cell table:style-name="ce23" table:formula="of:=[ISifting.D92]" office:value-type="float" office:value="558">
            <text:p>558,00</text:p>
          </table:table-cell>
        </table:table-row>
        <table:table-row table:style-name="ro1">
          <table:table-cell table:style-name="ce50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23" table:formula="of:=['Sifting (random variable order)'.D93]" office:value-type="float" office:value="35">
            <text:p>35,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23" table:formula="of:=[RandomSwapper.D93]" office:value-type="float" office:value="72.6666666666667">
            <text:p>72,67</text:p>
          </table:table-cell>
          <table:table-cell table:style-name="ce23" table:formula="of:=['Genetic Algorithm (pop=8, Ngen=100)'.D93]" office:value-type="float" office:value="64.3333333333333">
            <text:p>64,33</text:p>
          </table:table-cell>
          <table:table-cell table:style-name="ce23" table:formula="of:=['Memetic Algorithm (pop=20, Ngen=100)'.D93]" office:value-type="float" office:value="38.6666666666667">
            <text:p>38,67</text:p>
          </table:table-cell>
          <table:table-cell table:style-name="ce23" table:formula="of:=[ISiftingNR.D9]" office:value-type="float" office:value="35">
            <text:p>35,00</text:p>
          </table:table-cell>
          <table:table-cell table:style-name="ce23" table:formula="of:=[ISifting.D93]" office:value-type="float" office:value="35">
            <text:p>35,00</text:p>
          </table:table-cell>
        </table:table-row>
        <table:table-row table:style-name="ro1">
          <table:table-cell table:style-name="ce50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23" table:formula="of:=['Sifting (random variable order)'.D94]" office:value-type="float" office:value="34">
            <text:p>34,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23" table:formula="of:=[RandomSwapper.D94]" office:value-type="float" office:value="34">
            <text:p>34,00</text:p>
          </table:table-cell>
          <table:table-cell table:style-name="ce23" table:formula="of:=['Genetic Algorithm (pop=8, Ngen=100)'.D94]" office:value-type="float" office:value="34">
            <text:p>34,00</text:p>
          </table:table-cell>
          <table:table-cell table:style-name="ce23" table:formula="of:=['Memetic Algorithm (pop=20, Ngen=100)'.D94]" office:value-type="float" office:value="34">
            <text:p>34,00</text:p>
          </table:table-cell>
          <table:table-cell table:style-name="ce23" table:formula="of:=[ISiftingNR.D10]" office:value-type="float" office:value="34">
            <text:p>34,00</text:p>
          </table:table-cell>
          <table:table-cell table:style-name="ce23" table:formula="of:=[ISifting.D94]" office:value-type="float" office:value="34">
            <text:p>34,00</text:p>
          </table:table-cell>
        </table:table-row>
        <table:table-row table:style-name="ro1">
          <table:table-cell table:style-name="ce50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23" table:formula="of:=['Sifting (random variable order)'.D95]" office:value-type="float" office:value="37">
            <text:p>37,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23" table:formula="of:=[RandomSwapper.D95]" office:value-type="float" office:value="44">
            <text:p>44,00</text:p>
          </table:table-cell>
          <table:table-cell table:style-name="ce23" table:formula="of:=['Genetic Algorithm (pop=8, Ngen=100)'.D95]" office:value-type="float" office:value="48">
            <text:p>48,00</text:p>
          </table:table-cell>
          <table:table-cell table:style-name="ce23" table:formula="of:=['Memetic Algorithm (pop=20, Ngen=100)'.D95]" office:value-type="float" office:value="74">
            <text:p>74,00</text:p>
          </table:table-cell>
          <table:table-cell table:style-name="ce23" table:formula="of:=[ISiftingNR.D11]" office:value-type="float" office:value="37">
            <text:p>37,00</text:p>
          </table:table-cell>
          <table:table-cell table:style-name="ce23" table:formula="of:=[ISifting.D95]" office:value-type="float" office:value="37">
            <text:p>37,00</text:p>
          </table:table-cell>
        </table:table-row>
        <table:table-row table:style-name="ro1">
          <table:table-cell table:style-name="ce50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23" table:formula="of:=['Sifting (random variable order)'.D96]" office:value-type="float" office:value="206.333333333333">
            <text:p>206,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23" table:formula="of:=[RandomSwapper.D96]" office:value-type="float" office:value="33782.3333333333">
            <text:p>33782,33</text:p>
          </table:table-cell>
          <table:table-cell table:style-name="ce23" table:formula="of:=['Genetic Algorithm (pop=8, Ngen=100)'.D96]" office:value-type="float" office:value="40957">
            <text:p>40957,00</text:p>
          </table:table-cell>
          <table:table-cell table:style-name="ce23" table:formula="of:=['Memetic Algorithm (pop=20, Ngen=100)'.D96]" office:value-type="float" office:value="40957">
            <text:p>40957,00</text:p>
          </table:table-cell>
          <table:table-cell table:style-name="ce23" table:formula="of:=[ISiftingNR.D12]" office:value-type="float" office:value="55">
            <text:p>55,00</text:p>
          </table:table-cell>
          <table:table-cell table:style-name="ce23" table:formula="of:=[ISifting.D96]" office:value-type="float" office:value="55">
            <text:p>55,00</text:p>
          </table:table-cell>
        </table:table-row>
        <table:table-row table:style-name="ro1">
          <table:table-cell table:style-name="ce50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23" table:formula="of:=['Sifting (random variable order)'.D97]" office:value-type="float" office:value="90.3333333333333">
            <text:p>90,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23" table:formula="of:=[RandomSwapper.D97]" office:value-type="float" office:value="301.333333333333">
            <text:p>301,33</text:p>
          </table:table-cell>
          <table:table-cell table:style-name="ce23" table:formula="of:=['Genetic Algorithm (pop=8, Ngen=100)'.D97]" office:value-type="float" office:value="158.666666666667">
            <text:p>158,67</text:p>
          </table:table-cell>
          <table:table-cell table:style-name="ce23" table:formula="of:=['Memetic Algorithm (pop=20, Ngen=100)'.D97]" office:value-type="float" office:value="129">
            <text:p>129,00</text:p>
          </table:table-cell>
          <table:table-cell table:style-name="ce23" table:formula="of:=[ISiftingNR.D13]" office:value-type="float" office:value="68">
            <text:p>68,00</text:p>
          </table:table-cell>
          <table:table-cell table:style-name="ce23" table:formula="of:=[ISifting.D97]" office:value-type="float" office:value="68">
            <text:p>68,00</text:p>
          </table:table-cell>
        </table:table-row>
        <table:table-row table:style-name="ro1">
          <table:table-cell table:style-name="ce50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23" table:formula="of:=['Sifting (random variable order)'.D98]" office:value-type="float" office:value="32">
            <text:p>32,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23" table:formula="of:=[RandomSwapper.D98]" office:value-type="float" office:value="34">
            <text:p>34,00</text:p>
          </table:table-cell>
          <table:table-cell table:style-name="ce23" table:formula="of:=['Genetic Algorithm (pop=8, Ngen=100)'.D98]" office:value-type="float" office:value="42.6666666666667">
            <text:p>42,67</text:p>
          </table:table-cell>
          <table:table-cell table:style-name="ce23" table:formula="of:=['Memetic Algorithm (pop=20, Ngen=100)'.D98]" office:value-type="float" office:value="56">
            <text:p>56,00</text:p>
          </table:table-cell>
          <table:table-cell table:style-name="ce23" table:formula="of:=[ISiftingNR.D14]" office:value-type="float" office:value="32">
            <text:p>32,00</text:p>
          </table:table-cell>
          <table:table-cell table:style-name="ce23" table:formula="of:=[ISifting.D98]" office:value-type="float" office:value="32">
            <text:p>32,00</text:p>
          </table:table-cell>
        </table:table-row>
        <table:table-row table:style-name="ro1">
          <table:table-cell table:style-name="ce50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23" table:formula="of:=['Sifting (random variable order)'.D99]" office:value-type="float" office:value="39">
            <text:p>39,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23" table:formula="of:=[RandomSwapper.D99]" office:value-type="float" office:value="40">
            <text:p>40,00</text:p>
          </table:table-cell>
          <table:table-cell table:style-name="ce23" table:formula="of:=['Genetic Algorithm (pop=8, Ngen=100)'.D99]" office:value-type="float" office:value="44">
            <text:p>44,00</text:p>
          </table:table-cell>
          <table:table-cell table:style-name="ce23" table:formula="of:=['Memetic Algorithm (pop=20, Ngen=100)'.D99]" office:value-type="float" office:value="39.3333333333333">
            <text:p>39,33</text:p>
          </table:table-cell>
          <table:table-cell table:style-name="ce23" table:formula="of:=[ISiftingNR.D15]" office:value-type="float" office:value="39">
            <text:p>39,00</text:p>
          </table:table-cell>
          <table:table-cell table:style-name="ce23" table:formula="of:=[ISifting.D99]" office:value-type="float" office:value="39">
            <text:p>39,00</text:p>
          </table:table-cell>
        </table:table-row>
        <table:table-row table:style-name="ro1">
          <table:table-cell table:style-name="ce50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23" table:formula="of:=['Sifting (random variable order)'.D100]" office:value-type="float" office:value="77.3333333333333">
            <text:p>77,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23" table:formula="of:=[RandomSwapper.D100]" office:value-type="float" office:value="166.333333333333">
            <text:p>166,33</text:p>
          </table:table-cell>
          <table:table-cell table:style-name="ce23" table:formula="of:=['Genetic Algorithm (pop=8, Ngen=100)'.D100]" office:value-type="float" office:value="203">
            <text:p>203,00</text:p>
          </table:table-cell>
          <table:table-cell table:style-name="ce23" table:formula="of:=['Memetic Algorithm (pop=20, Ngen=100)'.D100]" office:value-type="float" office:value="106">
            <text:p>106,00</text:p>
          </table:table-cell>
          <table:table-cell table:style-name="ce23" table:formula="of:=[ISiftingNR.D16]" office:value-type="float" office:value="66">
            <text:p>66,00</text:p>
          </table:table-cell>
          <table:table-cell table:style-name="ce23" table:formula="of:=[ISifting.D100]" office:value-type="float" office:value="66">
            <text:p>66,00</text:p>
          </table:table-cell>
        </table:table-row>
        <table:table-row table:style-name="ro1">
          <table:table-cell table:style-name="ce50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23" table:formula="of:=['Sifting (random variable order)'.D101]" office:value-type="float" office:value="45.6666666666667">
            <text:p>45,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23" table:formula="of:=[RandomSwapper.D101]" office:value-type="float" office:value="126">
            <text:p>126,00</text:p>
          </table:table-cell>
          <table:table-cell table:style-name="ce23" table:formula="of:=['Genetic Algorithm (pop=8, Ngen=100)'.D101]" office:value-type="float" office:value="104.333333333333">
            <text:p>104,33</text:p>
          </table:table-cell>
          <table:table-cell table:style-name="ce23" table:formula="of:=['Memetic Algorithm (pop=20, Ngen=100)'.D101]" office:value-type="float" office:value="68.3333333333333">
            <text:p>68,33</text:p>
          </table:table-cell>
          <table:table-cell table:style-name="ce23" table:formula="of:=[ISiftingNR.D17]" office:value-type="float" office:value="34">
            <text:p>34,00</text:p>
          </table:table-cell>
          <table:table-cell table:style-name="ce23" table:formula="of:=[ISifting.D101]" office:value-type="float" office:value="34">
            <text:p>34,00</text:p>
          </table:table-cell>
        </table:table-row>
        <table:table-row table:style-name="ro1">
          <table:table-cell table:style-name="ce50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23" table:formula="of:=['Sifting (random variable order)'.D102]" office:value-type="float" office:value="206.333333333333">
            <text:p>206,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23" table:formula="of:=[RandomSwapper.D102]" office:value-type="float" office:value="33782.3333333333">
            <text:p>33782,33</text:p>
          </table:table-cell>
          <table:table-cell table:style-name="ce23" table:formula="of:=['Genetic Algorithm (pop=8, Ngen=100)'.D102]" office:value-type="float" office:value="3430.33333333333">
            <text:p>3430,33</text:p>
          </table:table-cell>
          <table:table-cell table:style-name="ce23" table:formula="of:=['Memetic Algorithm (pop=20, Ngen=100)'.D102]" office:value-type="float" office:value="40957">
            <text:p>40957,00</text:p>
          </table:table-cell>
          <table:table-cell table:style-name="ce23" table:formula="of:=[ISiftingNR.D18]" office:value-type="float" office:value="55">
            <text:p>55,00</text:p>
          </table:table-cell>
          <table:table-cell table:style-name="ce23" table:formula="of:=[ISifting.D102]" office:value-type="float" office:value="55">
            <text:p>55,00</text:p>
          </table:table-cell>
        </table:table-row>
        <table:table-row table:style-name="ro1">
          <table:table-cell table:style-name="ce50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23" table:formula="of:=['Sifting (random variable order)'.D103]" office:value-type="float" office:value="62">
            <text:p>62,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23" table:formula="of:=[RandomSwapper.D103]" office:value-type="float" office:value="113.333333333333">
            <text:p>113,33</text:p>
          </table:table-cell>
          <table:table-cell table:style-name="ce23" table:formula="of:=['Genetic Algorithm (pop=8, Ngen=100)'.D103]" office:value-type="float" office:value="136">
            <text:p>136,00</text:p>
          </table:table-cell>
          <table:table-cell table:style-name="ce23" table:formula="of:=['Memetic Algorithm (pop=20, Ngen=100)'.D103]" office:value-type="float" office:value="130">
            <text:p>130,00</text:p>
          </table:table-cell>
          <table:table-cell table:style-name="ce23" table:formula="of:=[ISiftingNR.D19]" office:value-type="float" office:value="60">
            <text:p>60,00</text:p>
          </table:table-cell>
          <table:table-cell table:style-name="ce23" table:formula="of:=[ISifting.D103]" office:value-type="float" office:value="60">
            <text:p>60,00</text:p>
          </table:table-cell>
        </table:table-row>
        <table:table-row table:style-name="ro1">
          <table:table-cell table:style-name="ce50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23" table:formula="of:=['Sifting (random variable order)'.D104]" office:value-type="float" office:value="6">
            <text:p>6,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23" table:formula="of:=[RandomSwapper.D104]" office:value-type="float" office:value="6">
            <text:p>6,00</text:p>
          </table:table-cell>
          <table:table-cell table:style-name="ce23" table:formula="of:=['Genetic Algorithm (pop=8, Ngen=100)'.D104]" office:value-type="float" office:value="6">
            <text:p>6,00</text:p>
          </table:table-cell>
          <table:table-cell table:style-name="ce23" table:formula="of:=['Memetic Algorithm (pop=20, Ngen=100)'.D104]" office:value-type="float" office:value="6">
            <text:p>6,00</text:p>
          </table:table-cell>
          <table:table-cell table:style-name="ce23" table:formula="of:=[ISiftingNR.D20]" office:value-type="float" office:value="6">
            <text:p>6,00</text:p>
          </table:table-cell>
          <table:table-cell table:style-name="ce23" table:formula="of:=[ISifting.D104]" office:value-type="float" office:value="6">
            <text:p>6,00</text:p>
          </table:table-cell>
        </table:table-row>
        <table:table-row table:style-name="ro1">
          <table:table-cell table:style-name="ce50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23" table:formula="of:=['Sifting (random variable order)'.D105]" office:value-type="float" office:value="43">
            <text:p>43,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23" table:formula="of:=[RandomSwapper.D105]" office:value-type="float" office:value="43">
            <text:p>43,00</text:p>
          </table:table-cell>
          <table:table-cell table:style-name="ce23" table:formula="of:=['Genetic Algorithm (pop=8, Ngen=100)'.D105]" office:value-type="float" office:value="51.6666666666667">
            <text:p>51,67</text:p>
          </table:table-cell>
          <table:table-cell table:style-name="ce23" table:formula="of:=['Memetic Algorithm (pop=20, Ngen=100)'.D105]" office:value-type="float" office:value="43">
            <text:p>43,00</text:p>
          </table:table-cell>
          <table:table-cell table:style-name="ce23" table:formula="of:=[ISiftingNR.D21]" office:value-type="float" office:value="43">
            <text:p>43,00</text:p>
          </table:table-cell>
          <table:table-cell table:style-name="ce23" table:formula="of:=[ISifting.D105]" office:value-type="float" office:value="43">
            <text:p>43,00</text:p>
          </table:table-cell>
        </table:table-row>
        <table:table-row table:style-name="ro1">
          <table:table-cell table:style-name="ce50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23" table:formula="of:=['Sifting (random variable order)'.D106]" office:value-type="float" office:value="52.6666666666667">
            <text:p>52,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23" table:formula="of:=[RandomSwapper.D106]" office:value-type="float" office:value="1055.66666666667">
            <text:p>1055,67</text:p>
          </table:table-cell>
          <table:table-cell table:style-name="ce23" table:formula="of:=['Genetic Algorithm (pop=8, Ngen=100)'.D106]" office:value-type="float" office:value="1195">
            <text:p>1195,00</text:p>
          </table:table-cell>
          <table:table-cell table:style-name="ce23" table:formula="of:=['Memetic Algorithm (pop=20, Ngen=100)'.D106]" office:value-type="float" office:value="98.6666666666667">
            <text:p>98,67</text:p>
          </table:table-cell>
          <table:table-cell table:style-name="ce23" table:formula="of:=[ISiftingNR.D22]" office:value-type="float" office:value="47">
            <text:p>47,00</text:p>
          </table:table-cell>
          <table:table-cell table:style-name="ce23" table:formula="of:=[ISifting.D106]" office:value-type="float" office:value="47">
            <text:p>47,00</text:p>
          </table:table-cell>
        </table:table-row>
        <table:table-row table:style-name="ro1">
          <table:table-cell table:style-name="ce50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23" table:formula="of:=['Sifting (random variable order)'.D107]" office:value-type="float" office:value="49">
            <text:p>49,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23" table:formula="of:=[RandomSwapper.D107]" office:value-type="float" office:value="132.666666666667">
            <text:p>132,67</text:p>
          </table:table-cell>
          <table:table-cell table:style-name="ce23" table:formula="of:=['Genetic Algorithm (pop=8, Ngen=100)'.D107]" office:value-type="float" office:value="99">
            <text:p>99,00</text:p>
          </table:table-cell>
          <table:table-cell table:style-name="ce23" table:formula="of:=['Memetic Algorithm (pop=20, Ngen=100)'.D107]" office:value-type="float" office:value="64.3333333333333">
            <text:p>64,33</text:p>
          </table:table-cell>
          <table:table-cell table:style-name="ce23" table:formula="of:=[ISiftingNR.D23]" office:value-type="float" office:value="44">
            <text:p>44,00</text:p>
          </table:table-cell>
          <table:table-cell table:style-name="ce23" table:formula="of:=[ISifting.D107]" office:value-type="float" office:value="44">
            <text:p>44,00</text:p>
          </table:table-cell>
        </table:table-row>
        <table:table-row table:style-name="ro1">
          <table:table-cell table:style-name="ce50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23" table:formula="of:=['Sifting (random variable order)'.D108]" office:value-type="float" office:value="42">
            <text:p>42,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23" table:formula="of:=[RandomSwapper.D108]" office:value-type="float" office:value="43.6666666666667">
            <text:p>43,67</text:p>
          </table:table-cell>
          <table:table-cell table:style-name="ce23" table:formula="of:=['Genetic Algorithm (pop=8, Ngen=100)'.D108]" office:value-type="float" office:value="267">
            <text:p>267,00</text:p>
          </table:table-cell>
          <table:table-cell table:style-name="ce23" table:formula="of:=['Memetic Algorithm (pop=20, Ngen=100)'.D108]" office:value-type="float" office:value="123.333333333333">
            <text:p>123,33</text:p>
          </table:table-cell>
          <table:table-cell table:style-name="ce23" table:formula="of:=[ISiftingNR.D24]" office:value-type="float" office:value="42">
            <text:p>42,00</text:p>
          </table:table-cell>
          <table:table-cell table:style-name="ce23" table:formula="of:=[ISifting.D108]" office:value-type="float" office:value="42">
            <text:p>42,00</text:p>
          </table:table-cell>
        </table:table-row>
        <table:table-row table:style-name="ro1">
          <table:table-cell table:style-name="ce50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23" table:formula="of:=['Sifting (random variable order)'.D109]" office:value-type="float" office:value="55.3333333333333">
            <text:p>55,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23" table:formula="of:=[RandomSwapper.D109]" office:value-type="float" office:value="945.666666666667">
            <text:p>945,67</text:p>
          </table:table-cell>
          <table:table-cell table:style-name="ce23" table:formula="of:=['Genetic Algorithm (pop=8, Ngen=100)'.D109]" office:value-type="float" office:value="166">
            <text:p>166,00</text:p>
          </table:table-cell>
          <table:table-cell table:style-name="ce23" table:formula="of:=['Memetic Algorithm (pop=20, Ngen=100)'.D109]" office:value-type="float" office:value="143.333333333333">
            <text:p>143,33</text:p>
          </table:table-cell>
          <table:table-cell table:style-name="ce23" table:formula="of:=[ISiftingNR.D25]" office:value-type="float" office:value="52">
            <text:p>52,00</text:p>
          </table:table-cell>
          <table:table-cell table:style-name="ce23" table:formula="of:=[ISifting.D109]" office:value-type="float" office:value="52">
            <text:p>52,00</text:p>
          </table:table-cell>
        </table:table-row>
        <table:table-row table:style-name="ro1">
          <table:table-cell table:style-name="ce50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23" table:formula="of:=['Sifting (random variable order)'.D110]" office:value-type="float" office:value="42">
            <text:p>42,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23" table:formula="of:=[RandomSwapper.D110]" office:value-type="float" office:value="42">
            <text:p>42,00</text:p>
          </table:table-cell>
          <table:table-cell table:style-name="ce23" table:formula="of:=['Genetic Algorithm (pop=8, Ngen=100)'.D110]" office:value-type="float" office:value="42">
            <text:p>42,00</text:p>
          </table:table-cell>
          <table:table-cell table:style-name="ce23" table:formula="of:=['Memetic Algorithm (pop=20, Ngen=100)'.D110]" office:value-type="float" office:value="42">
            <text:p>42,00</text:p>
          </table:table-cell>
          <table:table-cell table:style-name="ce23" table:formula="of:=[ISiftingNR.D26]" office:value-type="float" office:value="42">
            <text:p>42,00</text:p>
          </table:table-cell>
          <table:table-cell table:style-name="ce23" table:formula="of:=[ISifting.D110]" office:value-type="float" office:value="42">
            <text:p>42,00</text:p>
          </table:table-cell>
        </table:table-row>
        <table:table-row table:style-name="ro1">
          <table:table-cell table:style-name="ce50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23" table:formula="of:=['Sifting (random variable order)'.D111]" office:value-type="float" office:value="206.333333333333">
            <text:p>206,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23" table:formula="of:=[RandomSwapper.D111]" office:value-type="float" office:value="33782.3333333333">
            <text:p>33782,33</text:p>
          </table:table-cell>
          <table:table-cell table:style-name="ce23" table:formula="of:=['Genetic Algorithm (pop=8, Ngen=100)'.D111]" office:value-type="float" office:value="4742.33333333333">
            <text:p>4742,33</text:p>
          </table:table-cell>
          <table:table-cell table:style-name="ce23" table:formula="of:=['Memetic Algorithm (pop=20, Ngen=100)'.D111]" office:value-type="float" office:value="40957">
            <text:p>40957,00</text:p>
          </table:table-cell>
          <table:table-cell table:style-name="ce23" table:formula="of:=[ISiftingNR.D27]" office:value-type="float" office:value="55">
            <text:p>55,00</text:p>
          </table:table-cell>
          <table:table-cell table:style-name="ce23" table:formula="of:=[ISifting.D111]" office:value-type="float" office:value="55">
            <text:p>55,00</text:p>
          </table:table-cell>
        </table:table-row>
        <table:table-row table:style-name="ro1">
          <table:table-cell table:style-name="ce51" office:value-type="string">
            <text:p>Avg</text:p>
          </table:table-cell>
          <table:table-cell table:style-name="ce8" table:formula="of:=SUM([.B3:.B27])/25" office:value-type="float" office:value="27.44">
            <text:p>27,44</text:p>
          </table:table-cell>
          <table:table-cell table:style-name="ce8" table:formula="of:=SUM([.C3:.C27])/25" office:value-type="float" office:value="6382.72">
            <text:p>6382,72</text:p>
          </table:table-cell>
          <table:table-cell table:style-name="ce8" table:formula="of:=SUM([.D3:.D27])/25" office:value-type="float" office:value="428.88">
            <text:p>428,88</text:p>
          </table:table-cell>
          <table:table-cell table:style-name="ce8" table:formula="of:=SUM([.E3:.E27])/25" office:value-type="float" office:value="321.16">
            <text:p>321,16</text:p>
          </table:table-cell>
          <table:table-cell table:style-name="ce24" table:formula="of:=SUM([.F3:.F27])/25" office:value-type="float" office:value="393.32">
            <text:p>393,32</text:p>
          </table:table-cell>
          <table:table-cell table:style-name="ce8" table:formula="of:=SUM([.G3:.G27])/25" office:value-type="float" office:value="6354.68">
            <text:p>6354,68</text:p>
          </table:table-cell>
          <table:table-cell table:style-name="ce8" table:formula="of:=SUM([.H3:.H27])/25" office:value-type="float" office:value="5345.76">
            <text:p>5345,76</text:p>
          </table:table-cell>
          <table:table-cell table:style-name="ce8" table:formula="of:=SUM([.I3:.I27])/25" office:value-type="float" office:value="4564">
            <text:p>4564</text:p>
          </table:table-cell>
          <table:table-cell table:style-name="ce8" table:formula="of:=SUM([.J3:.J27])/25" office:value-type="float" office:value="3657.32">
            <text:p>3657,32</text:p>
          </table:table-cell>
          <table:table-cell table:style-name="ce24" table:formula="of:=SUM([.K3:.K27])/25" office:value-type="float" office:value="5477.05333333333">
            <text:p>5477,05</text:p>
          </table:table-cell>
          <table:table-cell table:style-name="ce24" table:formula="of:=SUM([.L3:.L27])/25" office:value-type="float" office:value="3378.09333333333">
            <text:p>3378,09</text:p>
          </table:table-cell>
          <table:table-cell table:style-name="ce24" table:formula="of:=SUM([.M3:.M27])/25" office:value-type="float" office:value="6260.4">
            <text:p>6260,40</text:p>
          </table:table-cell>
          <table:table-cell table:style-name="ce24" table:formula="of:=SUM([.N3:.N27])/25" office:value-type="float" office:value="68.64">
            <text:p>68,64</text:p>
          </table:table-cell>
          <table:table-cell table:style-name="ce24" table:formula="of:=SUM([.O3:.O27])/25" office:value-type="float" office:value="68.64">
            <text:p>68,64</text:p>
          </table:table-cell>
        </table:table-row>
        <table:table-row table:style-name="ro2" table:number-rows-repeated="10485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Graph" table:style-name="ta1">
        <table:shapes>
          <draw:frame draw:z-index="0" draw:style-name="gr1" svg:width="15.999cm" svg:height="8.999cm" svg:x="40.501cm" svg:y="0cm">
            <draw:object draw:notify-on-update-of-ranges="Graph.A1:Graph.A1 Graph.A2:Graph.A14 Graph.B1:Graph.B1 Graph.B2:Graph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22.66cm" svg:y="0cm">
            <draw:object draw:notify-on-update-of-ranges="Graph.A2:Graph.A2 Graph.B2:Graph.B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999cm" svg:height="8.999cm" svg:x="22.544cm" svg:y="9.473cm">
            <draw:object draw:notify-on-update-of-ranges="Graph.B1:Graph.B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6.335cm" svg:y="0.472cm">
            <draw:object draw:notify-on-update-of-ranges="Graph.A1:Graph.A1 Graph.A3:Graph.A14 Graph.C1:Graph.C1 Graph.C3:Graph.C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6" table:default-cell-style-name="ce53"/>
        <table:table-column table:style-name="co37" table:default-cell-style-name="Default"/>
        <table:table-column table:style-name="co38" table:default-cell-style-name="ce55"/>
        <table:table-row table:style-name="ro5">
          <table:table-cell office:value-type="string">
            <text:p>Algorithm</text:p>
          </table:table-cell>
          <table:table-cell table:style-name="ce53" office:value-type="string">
            <text:p>Average Reduction</text:p>
          </table:table-cell>
          <table:table-cell table:style-name="ce54" office:value-type="string">
            <text:p>Reduction Percentage</text:p>
          </table:table-cell>
        </table:table-row>
        <table:table-row table:style-name="ro2">
          <table:table-cell table:formula="of:=[Comparison.C2]" office:value-type="string" office:string-value="InitSize">
            <text:p>InitSize</text:p>
          </table:table-cell>
          <table:table-cell table:formula="of:=[Comparison.C28]" office:value-type="float" office:value="6382.72">
            <text:p>6382,72</text:p>
          </table:table-cell>
          <table:table-cell table:formula="of:=100 - 100*([.B2]/[.B2])" office:value-type="float" office:value="0">
            <text:p>0,00</text:p>
          </table:table-cell>
        </table:table-row>
        <table:table-row table:style-name="ro2">
          <table:table-cell table:formula="of:=[Comparison.D2]" office:value-type="string" office:string-value="Sifting">
            <text:p>Sifting</text:p>
          </table:table-cell>
          <table:table-cell table:formula="of:=[Comparison.D28]" office:value-type="float" office:value="428.88">
            <text:p>428,88</text:p>
          </table:table-cell>
          <table:table-cell table:formula="of:=100 - 100*([.B3]/[.B2])" office:value-type="float" office:value="93.2806076406297">
            <text:p>93,28</text:p>
          </table:table-cell>
        </table:table-row>
        <table:table-row table:style-name="ro2">
          <table:table-cell table:formula="of:=[Comparison.E2]" office:value-type="string" office:string-value="Sifting (s. o.)">
            <text:p>Sifting (s. o.)</text:p>
          </table:table-cell>
          <table:table-cell table:formula="of:=[Comparison.E28]" office:value-type="float" office:value="321.16">
            <text:p>321,16</text:p>
          </table:table-cell>
          <table:table-cell table:formula="of:=100 - 100*([.B4]/[.B2])" office:value-type="float" office:value="94.9682893813296">
            <text:p>94,97</text:p>
          </table:table-cell>
        </table:table-row>
        <table:table-row table:style-name="ro2">
          <table:table-cell table:formula="of:=[Comparison.F2]" office:value-type="string" office:string-value="Sifting (r. o.)">
            <text:p>Sifting (r. o.)</text:p>
          </table:table-cell>
          <table:table-cell table:formula="of:=[Comparison.F28]" office:value-type="float" office:value="393.32">
            <text:p>393,32</text:p>
          </table:table-cell>
          <table:table-cell table:formula="of:=100 - 100*([.B5]/[.B2])" office:value-type="float" office:value="93.8377368896019">
            <text:p>93,84</text:p>
          </table:table-cell>
        </table:table-row>
        <table:table-row table:style-name="ro2">
          <table:table-cell table:formula="of:=[Comparison.G2]" office:value-type="string" office:string-value="WP K=2">
            <text:p>WP K=2</text:p>
          </table:table-cell>
          <table:table-cell table:formula="of:=[Comparison.G28]" office:value-type="float" office:value="6354.68">
            <text:p>6354,68</text:p>
          </table:table-cell>
          <table:table-cell table:formula="of:=100 - 100*([.B6]/[.B2])" office:value-type="float" office:value="0.439311140078218">
            <text:p>0,44</text:p>
          </table:table-cell>
        </table:table-row>
        <table:table-row table:style-name="ro2">
          <table:table-cell table:formula="of:=[Comparison.H2]" office:value-type="string" office:string-value="WP K=3">
            <text:p>WP K=3</text:p>
          </table:table-cell>
          <table:table-cell table:formula="of:=[Comparison.H28]" office:value-type="float" office:value="5345.76">
            <text:p>5345,76</text:p>
          </table:table-cell>
          <table:table-cell table:formula="of:=100 - 100*([.B7]/[.B2])" office:value-type="float" office:value="16.2463651860022">
            <text:p>16,25</text:p>
          </table:table-cell>
        </table:table-row>
        <table:table-row table:style-name="ro2">
          <table:table-cell table:formula="of:=[Comparison.I2]" office:value-type="string" office:string-value="WP K=4">
            <text:p>WP K=4</text:p>
          </table:table-cell>
          <table:table-cell table:formula="of:=[Comparison.I28]" office:value-type="float" office:value="4564">
            <text:p>4564</text:p>
          </table:table-cell>
          <table:table-cell table:formula="of:=100 - 100*([.B8]/[.B2])" office:value-type="float" office:value="28.494434974431">
            <text:p>28,49</text:p>
          </table:table-cell>
        </table:table-row>
        <table:table-row table:style-name="ro2">
          <table:table-cell table:formula="of:=[Comparison.J2]" office:value-type="string" office:string-value="WP K=5">
            <text:p>WP K=5</text:p>
          </table:table-cell>
          <table:table-cell table:formula="of:=[Comparison.J28]" office:value-type="float" office:value="3657.32">
            <text:p>3657,32</text:p>
          </table:table-cell>
          <table:table-cell table:formula="of:=100 - 100*([.B9]/[.B2])" office:value-type="float" office:value="42.6996640930512">
            <text:p>42,70</text:p>
          </table:table-cell>
        </table:table-row>
        <table:table-row table:style-name="ro2">
          <table:table-cell table:formula="of:=[Comparison.K2]" office:value-type="string" office:string-value="RandSwapper">
            <text:p>RandSwapper</text:p>
          </table:table-cell>
          <table:table-cell table:formula="of:=[Comparison.K28]" office:value-type="float" office:value="5477.05333333333">
            <text:p>5477,0533333333</text:p>
          </table:table-cell>
          <table:table-cell table:formula="of:=100 - 100*([.B10]/[.B2])" office:value-type="float" office:value="14.1893529195495">
            <text:p>14,19</text:p>
          </table:table-cell>
        </table:table-row>
        <table:table-row table:style-name="ro2">
          <table:table-cell table:formula="of:=[Comparison.L2]" office:value-type="string" office:string-value="Genetic">
            <text:p>Genetic</text:p>
          </table:table-cell>
          <table:table-cell table:formula="of:=[Comparison.L28]" office:value-type="float" office:value="3378.09333333333">
            <text:p>3378,0933333333</text:p>
          </table:table-cell>
          <table:table-cell table:formula="of:=100 - 100*([.B11]/[.B2])" office:value-type="float" office:value="47.0743925264882">
            <text:p>47,07</text:p>
          </table:table-cell>
        </table:table-row>
        <table:table-row table:style-name="ro2">
          <table:table-cell table:formula="of:=[Comparison.M2]" office:value-type="string" office:string-value="Memetic">
            <text:p>Memetic</text:p>
          </table:table-cell>
          <table:table-cell table:formula="of:=[Comparison.M28]" office:value-type="float" office:value="6260.4">
            <text:p>6260,4</text:p>
          </table:table-cell>
          <table:table-cell table:formula="of:=100 - 100*([.B12]/[.B2])" office:value-type="float" office:value="1.91642434573349">
            <text:p>1,92</text:p>
          </table:table-cell>
        </table:table-row>
        <table:table-row table:style-name="ro2">
          <table:table-cell table:formula="of:=[Comparison.N2]" office:value-type="string" office:string-value="Isifting NR">
            <text:p>Isifting NR</text:p>
          </table:table-cell>
          <table:table-cell table:formula="of:=[Comparison.N28]" office:value-type="float" office:value="68.64">
            <text:p>68,64</text:p>
          </table:table-cell>
          <table:table-cell table:formula="of:=100 - 100*([.B13]/[.B2])" office:value-type="float" office:value="98.9245964103078">
            <text:p>98,92</text:p>
          </table:table-cell>
        </table:table-row>
        <table:table-row table:style-name="ro2">
          <table:table-cell table:formula="of:=[Comparison.O2]" office:value-type="string" office:string-value="Isifting">
            <text:p>Isifting</text:p>
          </table:table-cell>
          <table:table-cell table:formula="of:=[Comparison.O28]" office:value-type="float" office:value="68.64">
            <text:p>68,64</text:p>
          </table:table-cell>
          <table:table-cell table:formula="of:=100 - 100*([.B14]/[.B2])" office:value-type="float" office:value="98.9245964103078">
            <text:p>98,92</text:p>
          </table:table-cell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05T19:32:02</dc:date>
    <dc:creator>diegoj </dc:creator>
    <meta:editing-duration>PT23H35M1S</meta:editing-duration>
    <meta:editing-cycles>98</meta:editing-cycles>
    <meta:generator>LibreOffice/3.5$Linux_X86_64 LibreOffice_project/350m1$Build-2</meta:generator>
    <meta:document-statistic meta:table-count="11" meta:cell-count="463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2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8.76cm" style:legend-expansion="high" chart:style-name="ch2"/>
        <chart:plot-area chart:style-name="ch3" table:cell-range-address="Comparison.A3:Comparison.A27 Comparison.C2:Comparison.O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19" chart:values-cell-range-address="Comparison.O3:Comparison.O27" chart:label-cell-address="Comparison.O2:Comparison.O2" chart:class="chart:bar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 K=2</text:p>
                <draw:g>
                  <svg:desc>Comparison.G2:Comparison.G2</svg:desc>
                </draw:g>
              </table:table-cell>
              <table:table-cell office:value-type="string">
                <text:p>WP K=3</text:p>
                <draw:g>
                  <svg:desc>Comparison.H2:Comparison.H2</svg:desc>
                </draw:g>
              </table:table-cell>
              <table:table-cell office:value-type="string">
                <text:p>WP K=4</text:p>
                <draw:g>
                  <svg:desc>Comparison.I2:Comparison.I2</svg:desc>
                </draw:g>
              </table:table-cell>
              <table:table-cell office:value-type="string">
                <text:p>WP 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 NR</text:p>
                <draw:g>
                  <svg:desc>Comparison.N2:Comparison.N2</svg:desc>
                </draw:g>
              </table:table-cell>
              <table:table-cell office:value-type="string">
                <text:p>Isifting</text:p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63">
                <text:p>1063</text:p>
                <draw:g>
                  <svg:desc>Comparison.K3:Comparison.K27</svg:desc>
                </draw:g>
              </table:table-cell>
              <table:table-cell office:value-type="float" office:value="992.666666666667">
                <text:p>992.666666666667</text:p>
                <draw:g>
                  <svg:desc>Comparison.L3:Comparison.L27</svg:desc>
                </draw:g>
              </table:table-cell>
              <table:table-cell office:value-type="float" office:value="757">
                <text:p>75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191">
                <text:p>191</text:p>
                <draw:g>
                  <svg:desc>Comparison.O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34">
                <text:p>34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54.3333333333">
                <text:p>31154.3333333333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129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3430.33333333333">
                <text:p>3430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55.66666666667">
                <text:p>1055.66666666667</text:p>
              </table:table-cell>
              <table:table-cell office:value-type="float" office:value="1195">
                <text:p>1195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99">
                <text:p>99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267">
                <text:p>267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66">
                <text:p>166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742.33333333333">
                <text:p>4742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57cm" svg:y="0.316cm" chart:style-name="ch2">
          <text:p>Comparison between BDD size reduction algorithms</text:p>
        </chart:title>
        <chart:legend chart:legend-position="end" svg:x="12.335cm" svg:y="4.201cm" style:legend-expansion="high" chart:style-name="ch3"/>
        <chart:plot-area chart:style-name="ch4" table:cell-range-address="Graph.A1:Graph.B14" chart:data-source-has-labels="both" svg:x="0.77cm" svg:y="1.635cm" svg:width="10.925cm" svg:height="6.765cm">
          <chartooo:coordinate-region svg:x="1.762cm" svg:y="1.835cm" svg:width="9.783cm" svg:height="5.52cm"/>
          <chart:axis chart:dimension="x" chart:name="primary-x" chart:style-name="ch5" chartooo:axis-type="auto">
            <chartooo:date-scale/>
            <chart:categories table:cell-range-address="Graph.A2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14" chart:label-cell-address="Graph.B1:Graph.B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14</svg:desc>
                </draw:g>
              </table:table-cell>
              <table:table-cell office:value-type="float" office:value="6382.72">
                <text:p>6382.72</text:p>
                <draw:g>
                  <svg:desc>Graph.B2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6354.68">
                <text:p>6354.6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5345.76">
                <text:p>5345.76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3657.32">
                <text:p>3657.3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5477.05333333333">
                <text:p>5477.05333333333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3378.09333333333">
                <text:p>3378.09333333333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6260.4">
                <text:p>6260.4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44cm" svg:y="0.316cm" chart:style-name="ch2">
          <text:p>Comparison between BDD Size Reduction Algorithm</text:p>
        </chart:title>
        <chart:legend chart:legend-position="end" svg:x="14.213cm" svg:y="4.201cm" style:legend-expansion="high" chart:style-name="ch3"/>
        <chart:plot-area chart:style-name="ch4" table:cell-range-address="Comparison.C2:Comparison.O2 Comparison.C28:Comparison.O28" chart:data-source-has-labels="row" svg:x="0.77cm" svg:y="1.635cm" svg:width="12.803cm" svg:height="6.765cm">
          <chartooo:coordinate-region svg:x="1.762cm" svg:y="1.835cm" svg:width="11.734cm" svg:height="5.52cm"/>
          <chart:axis chart:dimension="x" chart:name="primary-x" chart:style-name="ch5" chartooo:axis-type="auto">
            <chartooo:date-scale/>
            <chart:categories table:cell-range-address="Comparison.C2:Comparison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ison.C28:Comparison.O28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O2</svg:desc>
                </draw:g>
              </table:table-cell>
              <table:table-cell office:value-type="string">
                <text:p>Sifting</text:p>
              </table:table-cell>
              <table:table-cell office:value-type="string">
                <text:p>Sifting (s. o.)</text:p>
              </table:table-cell>
              <table:table-cell office:value-type="string">
                <text:p>Sifting (r. o.)</text:p>
              </table:table-cell>
              <table:table-cell office:value-type="string">
                <text:p>WP K=2</text:p>
              </table:table-cell>
              <table:table-cell office:value-type="string">
                <text:p>WP K=3</text:p>
              </table:table-cell>
              <table:table-cell office:value-type="string">
                <text:p>WP K=4</text:p>
              </table:table-cell>
              <table:table-cell office:value-type="string">
                <text:p>WP K=5</text:p>
              </table:table-cell>
              <table:table-cell office:value-type="string">
                <text:p>RandSwapper</text:p>
              </table:table-cell>
              <table:table-cell office:value-type="string">
                <text:p>Genetic</text:p>
              </table:table-cell>
              <table:table-cell office:value-type="string">
                <text:p>Memetic</text:p>
              </table:table-cell>
              <table:table-cell office:value-type="string">
                <text:p>Isifting NR</text:p>
              </table:table-cell>
              <table:table-cell office:value-type="string">
                <text:p>Isifting</text:p>
              </table:table-cell>
            </table:table-row>
          </table:table-header-rows>
          <table:table-rows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6382.72">
                <text:p>6382.72</text:p>
                <draw:g>
                  <svg:desc>Comparison.C28:Comparison.O28</svg:desc>
                </draw:g>
              </table:table-cell>
              <table:table-cell office:value-type="float" office:value="428.88">
                <text:p>428.88</text:p>
              </table:table-cell>
              <table:table-cell office:value-type="float" office:value="321.16">
                <text:p>321.16</text:p>
              </table:table-cell>
              <table:table-cell office:value-type="float" office:value="393.32">
                <text:p>393.32</text:p>
              </table:table-cell>
              <table:table-cell office:value-type="float" office:value="6354.68">
                <text:p>6354.68</text:p>
              </table:table-cell>
              <table:table-cell office:value-type="float" office:value="5345.76">
                <text:p>5345.76</text:p>
              </table:table-cell>
              <table:table-cell office:value-type="float" office:value="4564">
                <text:p>4564</text:p>
              </table:table-cell>
              <table:table-cell office:value-type="float" office:value="3657.32">
                <text:p>3657.32</text:p>
              </table:table-cell>
              <table:table-cell office:value-type="float" office:value="5477.05333333333">
                <text:p>5477.05333333333</text:p>
              </table:table-cell>
              <table:table-cell office:value-type="float" office:value="3378.09333333333">
                <text:p>3378.09333333333</text:p>
              </table:table-cell>
              <table:table-cell office:value-type="float" office:value="6260.4">
                <text:p>6260.4</text:p>
              </table:table-cell>
              <table:table-cell office:value-type="float" office:value="68.64">
                <text:p>68.64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Sifting vs. Isifting</text:p>
        </chart:title>
        <chart:legend chart:legend-position="end" svg:x="14.028cm" svg:y="4.201cm" style:legend-expansion="high" chart:style-name="ch3"/>
        <chart:plot-area chart:style-name="ch4" table:cell-range-address="Graph.A2:Graph.B5 Graph.A13:Graph.B14" chart:data-source-has-labels="both" svg:x="0.77cm" svg:y="1.635cm" svg:width="12.618cm" svg:height="6.765cm">
          <chartooo:coordinate-region svg:x="1.577cm" svg:y="1.835cm" svg:width="11.811cm" svg:height="5.918cm"/>
          <chart:axis chart:dimension="x" chart:name="primary-x" chart:style-name="ch5" chartooo:axis-type="auto">
            <chartooo:date-scale/>
            <chart:categories table:cell-range-address="Graph.A3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3:Graph.B5 Graph.B13:Graph.B14" chart:label-cell-address="Graph.B2:Graph.B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382,72</text:p>
                <draw:g>
                  <svg:desc>Graph.B2:Graph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5 Graph.A13:Graph.A14</svg:desc>
                </draw:g>
              </table:table-cell>
              <table:table-cell office:value-type="float" office:value="428.88">
                <text:p>428.88</text:p>
                <draw:g>
                  <svg:desc>Graph.B3:Graph.B5 Graph.B13:Graph.B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Sifting vs. Isifting</text:p>
        </chart:title>
        <chart:legend chart:legend-position="end" svg:x="12.335cm" svg:y="4.201cm" style:legend-expansion="high" chart:style-name="ch3"/>
        <chart:plot-area chart:style-name="ch4" table:cell-range-address="Graph.A1:Graph.B5 Graph.A13:Graph.B14" chart:data-source-has-labels="both" svg:x="0.77cm" svg:y="1.635cm" svg:width="10.925cm" svg:height="6.765cm">
          <chartooo:coordinate-region svg:x="1.762cm" svg:y="1.835cm" svg:width="9.933cm" svg:height="5.52cm"/>
          <chart:axis chart:dimension="x" chart:name="primary-x" chart:style-name="ch5" chartooo:axis-type="auto">
            <chartooo:date-scale/>
            <chart:categories table:cell-range-address="Graph.A2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5 Graph.B13:Graph.B14" chart:label-cell-address="Graph.B1:Graph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5 Graph.A13:Graph.A14</svg:desc>
                </draw:g>
              </table:table-cell>
              <table:table-cell office:value-type="float" office:value="6382.72">
                <text:p>6382.72</text:p>
                <draw:g>
                  <svg:desc>Graph.B2:Graph.B5 Graph.B13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56cm" svg:y="0.316cm" chart:style-name="ch2">
          <text:p>Reduction percentage achieved for each algorithm</text:p>
        </chart:title>
        <chart:subtitle svg:x="6.607cm" svg:y="1.275cm" chart:style-name="ch3">
          <text:p>(more is better)</text:p>
        </chart:subtitle>
        <chart:legend chart:legend-position="end" svg:x="11.858cm" svg:y="4.201cm" style:legend-expansion="high" chart:style-name="ch4"/>
        <chart:plot-area chart:style-name="ch5" table:cell-range-address="Graph.A1:Graph.A1 Graph.A3:Graph.A14 Graph.C1:Graph.C1 Graph.C3:Graph.C14" chart:data-source-has-labels="both" svg:x="0.77cm" svg:y="2.318cm" svg:width="10.448cm" svg:height="6.082cm">
          <chartooo:coordinate-region svg:x="1.577cm" svg:y="2.517cm" svg:width="9.641cm" svg:height="4.838cm"/>
          <chart:axis chart:dimension="x" chart:name="primary-x" chart:style-name="ch6" chartooo:axis-type="auto">
            <chartooo:date-scale/>
            <chart:categories table:cell-range-address="Graph.A3:Graph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.C3:Graph.C14" chart:label-cell-address="Graph.C1:Graph.C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centage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14</svg:desc>
                </draw:g>
              </table:table-cell>
              <table:table-cell office:value-type="float" office:value="93.2806076406297">
                <text:p>93.2806076406297</text:p>
                <draw:g>
                  <svg:desc>Graph.C3:Graph.C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94.9682893813296">
                <text:p>94.968289381329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93.8377368896019">
                <text:p>93.8377368896019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0.439311140078218">
                <text:p>0.43931114007821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16.2463651860022">
                <text:p>16.2463651860022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28.494434974431">
                <text:p>28.494434974431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42.6996640930512">
                <text:p>42.699664093051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14.1893529195495">
                <text:p>14.1893529195495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47.0743925264882">
                <text:p>47.0743925264882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1.91642434573349">
                <text:p>1.91642434573349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98.9245964103078">
                <text:p>98.9245964103078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98.9245964103078">
                <text:p>98.92459641030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